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5fbf4" officeooo:paragraph-rsid="0015fbf4"/>
    </style:style>
    <style:style style:name="P3" style:family="paragraph" style:parent-style-name="Text_20_body">
      <style:paragraph-properties fo:margin-left="0.4925in" fo:margin-right="0in" fo:text-indent="0in" style:auto-text-indent="false"/>
      <style:text-properties style:font-name="Ubuntu Mono" officeooo:rsid="001b3e75" officeooo:paragraph-rsid="001cf0c1"/>
    </style:style>
    <style:style style:name="P4"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0aad8" officeooo:paragraph-rsid="0030aad8" style:font-size-asian="10pt" style:font-size-complex="10pt"/>
    </style:style>
    <style:style style:name="P5"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7c915" style:font-size-asian="10pt" style:font-size-complex="10pt"/>
    </style:style>
    <style:style style:name="P6"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3d465" style:font-size-asian="10pt" style:font-size-complex="10pt"/>
    </style:style>
    <style:style style:name="P7"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9292a" officeooo:paragraph-rsid="0039292a" style:font-size-asian="10pt" style:font-size-complex="10pt"/>
    </style:style>
    <style:style style:name="P8"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1117" officeooo:paragraph-rsid="003a1117" style:font-size-asian="10pt" style:font-size-complex="10pt"/>
    </style:style>
    <style:style style:name="P9"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d307a" style:font-size-asian="10pt" style:font-size-complex="10pt"/>
    </style:style>
    <style:style style:name="P10"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afe28" style:font-size-asian="10pt" style:font-size-complex="10pt"/>
    </style:style>
    <style:style style:name="P11"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ext-properties style:font-name="Ubuntu Mono" fo:font-size="10pt" officeooo:rsid="00266d4f" officeooo:paragraph-rsid="0059bedc" style:font-size-asian="10pt" style:font-size-complex="10pt"/>
    </style:style>
    <style:style style:name="P12"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26b9" officeooo:paragraph-rsid="003a26b9" style:font-size-asian="8.75pt" style:font-size-complex="10pt"/>
    </style:style>
    <style:style style:name="P13" style:family="paragraph" style:parent-style-name="Text_20_body">
      <loext:graphic-properties draw:fill-hatch-name="hatch"/>
      <style:paragraph-properties fo:margin-top="0in" fo:margin-bottom="0in" style:contextual-spacing="false" fo:line-height="100%"/>
      <style:text-properties style:font-name="Ubuntu Mono" fo:font-size="10pt" officeooo:rsid="00457dfc" officeooo:paragraph-rsid="00457dfc" style:font-size-asian="8.75pt" style:font-size-complex="10pt"/>
    </style:style>
    <style:style style:name="P14" style:family="paragraph" style:parent-style-name="Text_20_body">
      <style:paragraph-properties fo:margin-left="0.4925in" fo:margin-right="0in" fo:text-indent="0in" style:auto-text-indent="false"/>
      <style:text-properties style:font-name="Ubuntu Mono" officeooo:rsid="002068c3" officeooo:paragraph-rsid="0036133b"/>
    </style:style>
    <style:style style:name="P15" style:family="paragraph" style:parent-style-name="Text_20_body">
      <style:paragraph-properties fo:margin-left="0.4925in" fo:margin-right="0in" fo:text-indent="0in" style:auto-text-indent="false"/>
      <style:text-properties style:font-name="Ubuntu Mono" officeooo:rsid="002f9623" officeooo:paragraph-rsid="0036133b"/>
    </style:style>
    <style:style style:name="P16" style:family="paragraph" style:parent-style-name="Text_20_body">
      <style:paragraph-properties fo:line-height="100%"/>
      <style:text-properties style:font-name="Ubuntu Mono" officeooo:rsid="0033d465" officeooo:paragraph-rsid="0033d465"/>
    </style:style>
    <style:style style:name="P17" style:family="paragraph" style:parent-style-name="Text_20_body">
      <style:paragraph-properties fo:margin-left="0.4925in" fo:margin-right="0in" fo:text-indent="0in" style:auto-text-indent="false"/>
      <style:text-properties style:font-name="Ubuntu Mono" officeooo:rsid="0021657a" officeooo:paragraph-rsid="0021657a"/>
    </style:style>
    <style:style style:name="P18"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2pt" officeooo:rsid="001b482a" officeooo:paragraph-rsid="001b482a" style:font-size-asian="12pt" style:font-size-complex="12pt"/>
    </style:style>
    <style:style style:name="P19" style:family="paragraph" style:parent-style-name="Preformatted_20_Text">
      <style:text-properties style:font-name="Ubuntu Mono" officeooo:rsid="0019dd58" officeooo:paragraph-rsid="00543658"/>
    </style:style>
    <style:style style:name="P20" style:family="paragraph" style:parent-style-name="Text_20_body">
      <style:text-properties officeooo:rsid="001b3e75" officeooo:paragraph-rsid="001b3e75"/>
    </style:style>
    <style:style style:name="P21" style:family="paragraph" style:parent-style-name="Text_20_body">
      <style:paragraph-properties fo:margin-left="0in" fo:margin-right="0in" fo:text-indent="0in" style:auto-text-indent="false"/>
      <style:text-properties style:font-name="Liberation Serif" officeooo:rsid="001b3e75" officeooo:paragraph-rsid="001b3e75"/>
    </style:style>
    <style:style style:name="P22" style:family="paragraph" style:parent-style-name="Text_20_body">
      <style:paragraph-properties fo:margin-left="0in" fo:margin-right="0in" fo:text-indent="0in" style:auto-text-indent="false"/>
      <style:text-properties style:font-name="Liberation Serif" officeooo:rsid="001b482a" officeooo:paragraph-rsid="001b482a"/>
    </style:style>
    <style:style style:name="P23" style:family="paragraph" style:parent-style-name="Text_20_body">
      <style:paragraph-properties fo:margin-left="0in" fo:margin-right="0in" fo:text-indent="0in" style:auto-text-indent="false"/>
      <style:text-properties style:font-name="Liberation Serif" officeooo:rsid="0021657a" officeooo:paragraph-rsid="0021657a"/>
    </style:style>
    <style:style style:name="P24" style:family="paragraph" style:parent-style-name="Text_20_body">
      <style:paragraph-properties fo:margin-left="0.4925in" fo:margin-right="0in" fo:text-indent="0in" style:auto-text-indent="false"/>
      <style:text-properties style:font-name="Liberation Serif" officeooo:rsid="00266d4f" officeooo:paragraph-rsid="0059bedc"/>
    </style:style>
    <style:style style:name="P25" style:family="paragraph" style:parent-style-name="Text_20_body">
      <style:text-properties officeooo:rsid="002a2f28" officeooo:paragraph-rsid="002a2f28"/>
    </style:style>
    <style:style style:name="P26" style:family="paragraph" style:parent-style-name="Text_20_body">
      <style:text-properties officeooo:rsid="002afe28" officeooo:paragraph-rsid="002afe28"/>
    </style:style>
    <style:style style:name="P27" style:family="paragraph" style:parent-style-name="Text_20_body">
      <style:text-properties officeooo:rsid="002f9623" officeooo:paragraph-rsid="002f9623"/>
    </style:style>
    <style:style style:name="P28" style:family="paragraph" style:parent-style-name="Text_20_body">
      <style:text-properties officeooo:rsid="00150b6a" officeooo:paragraph-rsid="00150b6a"/>
    </style:style>
    <style:style style:name="P29" style:family="paragraph" style:parent-style-name="Title">
      <style:text-properties officeooo:rsid="00150b6a" officeooo:paragraph-rsid="00150b6a"/>
    </style:style>
    <style:style style:name="P30" style:family="paragraph" style:parent-style-name="Text_20_body">
      <style:paragraph-properties fo:text-align="center" style:justify-single-word="false" fo:break-before="page"/>
      <style:text-properties officeooo:rsid="003af89e" officeooo:paragraph-rsid="003af89e"/>
    </style:style>
    <style:style style:name="P31" style:family="paragraph" style:parent-style-name="Subtitle">
      <style:text-properties officeooo:rsid="003af89e" officeooo:paragraph-rsid="0066c326"/>
    </style:style>
    <style:style style:name="P32" style:family="paragraph" style:parent-style-name="Text_20_body">
      <style:text-properties officeooo:rsid="003af89e" officeooo:paragraph-rsid="003af89e"/>
    </style:style>
    <style:style style:name="P33" style:family="paragraph" style:parent-style-name="Text_20_body">
      <style:text-properties officeooo:rsid="0030aad8" officeooo:paragraph-rsid="0033d465"/>
    </style:style>
    <style:style style:name="P34" style:family="paragraph" style:parent-style-name="Text_20_body">
      <style:text-properties officeooo:rsid="0030aad8" officeooo:paragraph-rsid="0030aad8"/>
    </style:style>
    <style:style style:name="P35" style:family="paragraph" style:parent-style-name="Text_20_body">
      <style:text-properties officeooo:rsid="002068c3" officeooo:paragraph-rsid="00341ca1"/>
    </style:style>
    <style:style style:name="P36" style:family="paragraph" style:parent-style-name="Text_20_body">
      <style:text-properties officeooo:rsid="0036133b" officeooo:paragraph-rsid="0036133b"/>
    </style:style>
    <style:style style:name="P37" style:family="paragraph" style:parent-style-name="Text_20_body">
      <style:paragraph-properties fo:text-align="center" style:justify-single-word="false"/>
      <style:text-properties fo:font-weight="bold" officeooo:rsid="003af89e" officeooo:paragraph-rsid="003af89e" style:font-weight-asian="bold" style:font-weight-complex="bold"/>
    </style:style>
    <style:style style:name="P38" style:family="paragraph" style:parent-style-name="Text_20_body">
      <style:text-properties fo:font-weight="bold" officeooo:rsid="00263b82" officeooo:paragraph-rsid="005c2cdf" style:font-weight-asian="bold" style:font-weight-complex="bold"/>
    </style:style>
    <style:style style:name="P39" style:family="paragraph" style:parent-style-name="Text_20_body">
      <style:text-properties officeooo:rsid="00457dfc" officeooo:paragraph-rsid="00457dfc"/>
    </style:style>
    <style:style style:name="P40" style:family="paragraph" style:parent-style-name="Text_20_body">
      <style:text-properties fo:font-weight="normal" officeooo:rsid="001fc8a2" officeooo:paragraph-rsid="0055df6a" style:font-weight-asian="normal" style:font-weight-complex="normal"/>
    </style:style>
    <style:style style:name="P41" style:family="paragraph" style:parent-style-name="Text_20_body">
      <style:text-properties officeooo:rsid="004f8c4f" officeooo:paragraph-rsid="004f8c4f"/>
    </style:style>
    <style:style style:name="P42" style:family="paragraph" style:parent-style-name="Text_20_body">
      <style:text-properties officeooo:paragraph-rsid="00537c24"/>
    </style:style>
    <style:style style:name="P43" style:family="paragraph" style:parent-style-name="Preformatted_20_Text">
      <style:text-properties officeooo:rsid="0011a487" officeooo:paragraph-rsid="0055df6a"/>
    </style:style>
    <style:style style:name="P44" style:family="paragraph" style:parent-style-name="Text_20_body">
      <style:text-properties officeooo:rsid="0011a487" officeooo:paragraph-rsid="0055df6a"/>
    </style:style>
    <style:style style:name="P45" style:family="paragraph" style:parent-style-name="Text_20_body">
      <style:paragraph-properties fo:margin-left="0in" fo:margin-right="0in" fo:text-indent="0in" style:auto-text-indent="false"/>
      <style:text-properties officeooo:rsid="0024a673" officeooo:paragraph-rsid="0059bedc"/>
    </style:style>
    <style:style style:name="P46" style:family="paragraph" style:parent-style-name="Text_20_body">
      <style:paragraph-properties fo:margin-left="0.4925in" fo:margin-right="0in" fo:text-indent="0in" style:auto-text-indent="false"/>
      <style:text-properties officeooo:rsid="0024a673" officeooo:paragraph-rsid="0059bedc"/>
    </style:style>
    <style:style style:name="P47" style:family="paragraph" style:parent-style-name="Text_20_body">
      <style:text-properties officeooo:rsid="005d5afb" officeooo:paragraph-rsid="005d5afb"/>
    </style:style>
    <style:style style:name="P48" style:family="paragraph" style:parent-style-name="Text_20_body">
      <style:text-properties officeooo:rsid="005f1216" officeooo:paragraph-rsid="005f1216"/>
    </style:style>
    <style:style style:name="P49" style:family="paragraph" style:parent-style-name="Preformatted_20_Text">
      <style:text-properties officeooo:paragraph-rsid="0055df6a"/>
    </style:style>
    <style:style style:name="P50" style:family="paragraph" style:parent-style-name="Text_20_body">
      <style:text-properties officeooo:paragraph-rsid="0055df6a"/>
    </style:style>
    <style:style style:name="P51" style:family="paragraph" style:parent-style-name="Text_20_body">
      <style:text-properties officeooo:rsid="0026dd40" officeooo:paragraph-rsid="005d5afb"/>
    </style:style>
    <style:style style:name="P52" style:family="paragraph" style:parent-style-name="Text_20_body">
      <style:text-properties officeooo:rsid="0028443d" officeooo:paragraph-rsid="005d5afb"/>
    </style:style>
    <style:style style:name="P53" style:family="paragraph" style:parent-style-name="Text_20_body">
      <style:text-properties officeooo:rsid="0016b146" officeooo:paragraph-rsid="00537c24"/>
    </style:style>
    <style:style style:name="P54" style:family="paragraph" style:parent-style-name="Text_20_body">
      <style:text-properties officeooo:rsid="00537c24" officeooo:paragraph-rsid="00537c24"/>
    </style:style>
    <style:style style:name="P55" style:family="paragraph" style:parent-style-name="Text_20_body">
      <style:text-properties officeooo:rsid="001e9615" officeooo:paragraph-rsid="0055df6a"/>
    </style:style>
    <style:style style:name="P56" style:family="paragraph" style:parent-style-name="Text_20_body">
      <style:text-properties officeooo:rsid="0059bedc" officeooo:paragraph-rsid="0059bedc"/>
    </style:style>
    <style:style style:name="P57" style:family="paragraph" style:parent-style-name="Text_20_body">
      <style:text-properties officeooo:rsid="0022d883" officeooo:paragraph-rsid="0059bedc"/>
    </style:style>
    <style:style style:name="P58" style:family="paragraph" style:parent-style-name="Text_20_body">
      <style:paragraph-properties fo:margin-left="0.4925in" fo:margin-right="0in" fo:text-indent="0in" style:auto-text-indent="false"/>
      <style:text-properties officeooo:rsid="0022d883" officeooo:paragraph-rsid="0059bedc"/>
    </style:style>
    <style:style style:name="P59" style:family="paragraph" style:parent-style-name="Text_20_body">
      <style:paragraph-properties fo:margin-left="0in" fo:margin-right="0in" fo:text-indent="0in" style:auto-text-indent="false"/>
      <style:text-properties officeooo:rsid="00241f35" officeooo:paragraph-rsid="0059bedc"/>
    </style:style>
    <style:style style:name="P60" style:family="paragraph" style:parent-style-name="Text_20_body">
      <style:paragraph-properties fo:margin-left="0.4925in" fo:margin-right="0in" fo:text-indent="0in" style:auto-text-indent="false"/>
      <style:text-properties officeooo:rsid="00241f35" officeooo:paragraph-rsid="0059bedc"/>
    </style:style>
    <style:style style:name="P61" style:family="paragraph" style:parent-style-name="Text_20_body">
      <style:text-properties officeooo:rsid="005c2cdf" officeooo:paragraph-rsid="005c2cdf"/>
    </style:style>
    <style:style style:name="P62" style:family="paragraph" style:parent-style-name="Text_20_body">
      <style:paragraph-properties fo:margin-left="0in" fo:margin-right="0in" fo:text-indent="0in" style:auto-text-indent="false"/>
      <style:text-properties officeooo:rsid="005c2cdf" officeooo:paragraph-rsid="005d5afb"/>
    </style:style>
    <style:style style:name="P63" style:family="paragraph" style:parent-style-name="Text_20_body">
      <style:paragraph-properties fo:margin-left="0.4925in" fo:margin-right="0in" fo:text-indent="0in" style:auto-text-indent="false"/>
      <style:text-properties officeooo:rsid="005c2cdf" officeooo:paragraph-rsid="005d5afb"/>
    </style:style>
    <style:style style:name="P64" style:family="paragraph" style:parent-style-name="Text_20_body">
      <style:text-properties fo:font-style="italic" fo:font-weight="bold" officeooo:rsid="0048207f" officeooo:paragraph-rsid="005d5afb" style:font-style-asian="italic" style:font-weight-asian="bold" style:font-style-complex="italic" style:font-weight-complex="bold"/>
    </style:style>
    <style:style style:name="P65" style:family="paragraph" style:parent-style-name="Text_20_body">
      <style:paragraph-properties fo:text-align="center" style:justify-single-word="false"/>
      <style:text-properties fo:font-style="italic" fo:font-weight="bold" officeooo:rsid="006fe4ae" officeooo:paragraph-rsid="006fe4ae" style:font-style-asian="italic" style:font-weight-asian="bold" style:font-style-complex="italic" style:font-weight-complex="bold"/>
    </style:style>
    <style:style style:name="P66" style:family="paragraph" style:parent-style-name="Text_20_body">
      <style:paragraph-properties fo:text-align="center" style:justify-single-word="false"/>
      <style:text-properties fo:font-style="italic" fo:font-weight="normal" officeooo:rsid="006fe4ae" officeooo:paragraph-rsid="006fe4ae" style:font-style-asian="italic" style:font-weight-asian="normal" style:font-style-complex="italic" style:font-weight-complex="normal"/>
    </style:style>
    <style:style style:name="P67" style:family="paragraph" style:parent-style-name="Text_20_body">
      <style:text-properties officeooo:rsid="005fb00f" officeooo:paragraph-rsid="005fb00f"/>
    </style:style>
    <style:style style:name="P68" style:family="paragraph" style:parent-style-name="Text_20_body">
      <style:text-properties officeooo:rsid="0062d7ba" officeooo:paragraph-rsid="0062d7ba"/>
    </style:style>
    <style:style style:name="P69" style:family="paragraph" style:parent-style-name="Text_20_body">
      <style:paragraph-properties fo:text-align="center" style:justify-single-word="false"/>
      <style:text-properties officeooo:rsid="0063a157" officeooo:paragraph-rsid="0063a157"/>
    </style:style>
    <style:style style:name="P70" style:family="paragraph" style:parent-style-name="Subtitle">
      <style:text-properties officeooo:rsid="0066c326" officeooo:paragraph-rsid="0066c326"/>
    </style:style>
    <style:style style:name="P71" style:family="paragraph" style:parent-style-name="Text_20_body">
      <style:text-properties officeooo:paragraph-rsid="00457dfc"/>
    </style:style>
    <style:style style:name="P72" style:family="paragraph" style:parent-style-name="Text_20_body">
      <style:paragraph-properties fo:text-align="center" style:justify-single-word="false"/>
      <style:text-properties fo:font-size="10pt" officeooo:rsid="003af89e" officeooo:paragraph-rsid="003af89e" style:font-size-asian="10pt" style:font-size-complex="10pt"/>
    </style:style>
    <style:style style:name="P73" style:family="paragraph" style:parent-style-name="Text_20_body">
      <style:paragraph-properties fo:text-align="center" style:justify-single-word="false"/>
      <style:text-properties fo:font-size="10pt" fo:font-weight="bold" officeooo:rsid="00655ea9" officeooo:paragraph-rsid="00655ea9" style:font-size-asian="10pt" style:font-weight-asian="bold" style:font-size-complex="10pt" style:font-weight-complex="bold"/>
    </style:style>
    <style:style style:name="P74" style:family="paragraph" style:parent-style-name="Text_20_body">
      <style:paragraph-properties fo:text-align="center" style:justify-single-word="false"/>
      <style:text-properties fo:font-size="6pt" officeooo:rsid="003af89e" officeooo:paragraph-rsid="003af89e" style:font-size-asian="5.25pt" style:font-size-complex="6pt"/>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1in" style:type="right" style:leader-style="dotted" style:leader-text="."/>
        </style:tab-stops>
      </style:paragraph-properties>
    </style:style>
    <style:style style:name="P78" style:family="paragraph" style:parent-style-name="Heading_20_1">
      <style:paragraph-properties fo:break-before="page"/>
      <style:text-properties officeooo:rsid="0011a487" officeooo:paragraph-rsid="00537c24"/>
    </style:style>
    <style:style style:name="P79" style:family="paragraph" style:parent-style-name="Heading_20_1">
      <style:text-properties officeooo:rsid="0011a487" officeooo:paragraph-rsid="00537c24"/>
    </style:style>
    <style:style style:name="P80" style:family="paragraph" style:parent-style-name="Heading_20_1">
      <style:text-properties officeooo:rsid="0011a487" officeooo:paragraph-rsid="0055df6a"/>
    </style:style>
    <style:style style:name="P81" style:family="paragraph" style:parent-style-name="Heading_20_1" style:list-style-name="">
      <style:text-properties officeooo:rsid="00150b6a" officeooo:paragraph-rsid="00150b6a"/>
    </style:style>
    <style:style style:name="P82" style:family="paragraph" style:parent-style-name="Heading_20_1">
      <style:paragraph-properties fo:break-before="page"/>
      <style:text-properties officeooo:rsid="00150b6a" officeooo:paragraph-rsid="00150b6a"/>
    </style:style>
    <style:style style:name="P83" style:family="paragraph" style:parent-style-name="Heading_20_1">
      <style:paragraph-properties fo:break-before="page"/>
      <style:text-properties officeooo:rsid="0016efcd" officeooo:paragraph-rsid="00543658"/>
    </style:style>
    <style:style style:name="P84" style:family="paragraph" style:parent-style-name="Heading_20_1">
      <style:text-properties officeooo:rsid="001a2dbd" officeooo:paragraph-rsid="0055df6a"/>
    </style:style>
    <style:style style:name="P85" style:family="paragraph" style:parent-style-name="Heading_20_1">
      <style:paragraph-properties fo:break-before="page"/>
      <style:text-properties officeooo:rsid="0025194d" officeooo:paragraph-rsid="0059bedc"/>
    </style:style>
    <style:style style:name="P86" style:family="paragraph" style:parent-style-name="Heading_20_1">
      <style:text-properties officeooo:paragraph-rsid="0059bedc"/>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5c2cdf"/>
    </style:style>
    <style:style style:name="P89" style:family="paragraph" style:parent-style-name="Heading_20_1" style:list-style-name="">
      <style:text-properties officeooo:rsid="005f1216" officeooo:paragraph-rsid="005f1216"/>
    </style:style>
    <style:style style:name="P90" style:family="paragraph" style:parent-style-name="Heading_20_1">
      <style:text-properties officeooo:rsid="005d5afb" officeooo:paragraph-rsid="005d5afb"/>
    </style:style>
    <style:style style:name="P91" style:family="paragraph" style:parent-style-name="Heading_20_1">
      <style:paragraph-properties fo:break-before="page"/>
      <style:text-properties officeooo:rsid="003ca2b8" officeooo:paragraph-rsid="003ca2b8"/>
    </style:style>
    <style:style style:name="P92" style:family="paragraph" style:parent-style-name="Heading_20_2">
      <style:text-properties officeooo:rsid="003cf603" officeooo:paragraph-rsid="003cf603"/>
    </style:style>
    <style:style style:name="P93" style:family="paragraph" style:parent-style-name="Heading_20_2">
      <style:text-properties officeooo:paragraph-rsid="005d5afb"/>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officeooo:rsid="0062672b" officeooo:paragraph-rsid="0062672b"/>
    </style:style>
    <style:style style:name="P96" style:family="paragraph" style:parent-style-name="Heading_20_2" style:list-style-name="">
      <style:text-properties officeooo:rsid="0062672b" officeooo:paragraph-rsid="0062672b"/>
    </style:style>
    <style:style style:name="P97" style:family="paragraph" style:parent-style-name="Heading_20_2">
      <style:text-properties officeooo:rsid="00719da5" officeooo:paragraph-rsid="00719da5"/>
    </style:style>
    <style:style style:name="P98" style:family="paragraph" style:parent-style-name="Preformatted_20_Text" style:list-style-name="L14">
      <style:text-properties officeooo:rsid="0011a487" officeooo:paragraph-rsid="0055df6a"/>
    </style:style>
    <style:style style:name="P99" style:family="paragraph" style:parent-style-name="Preformatted_20_Text" style:list-style-name="L15">
      <style:text-properties officeooo:paragraph-rsid="00543658"/>
    </style:style>
    <style:style style:name="P100" style:family="paragraph" style:parent-style-name="Preformatted_20_Text" style:list-style-name="L15">
      <style:text-properties style:font-name="Liberation Mono" officeooo:paragraph-rsid="00543658"/>
    </style:style>
    <style:style style:name="P101" style:family="paragraph" style:parent-style-name="Preformatted_20_Text" style:list-style-name="L16">
      <style:text-properties officeooo:paragraph-rsid="0055df6a"/>
    </style:style>
    <style:style style:name="P102" style:family="paragraph" style:parent-style-name="Text_20_body">
      <style:paragraph-properties fo:text-align="center" style:justify-single-word="false"/>
      <style:text-properties fo:font-style="italic" fo:font-weight="normal" officeooo:rsid="006fe4ae" officeooo:paragraph-rsid="006fe4ae" style:font-style-asian="italic" style:font-weight-asian="normal" style:font-style-complex="italic" style:font-weight-complex="normal"/>
    </style:style>
    <style:style style:name="P103" style:family="paragraph" style:parent-style-name="Text_20_body" style:list-style-name="L25">
      <style:text-properties fo:font-style="italic" officeooo:rsid="005d5afb" officeooo:paragraph-rsid="005d5afb" style:font-style-asian="italic" style:font-style-complex="italic"/>
    </style:style>
    <style:style style:name="P104" style:family="paragraph" style:parent-style-name="Text_20_body">
      <style:text-properties fo:font-style="italic" officeooo:paragraph-rsid="00719da5" style:font-style-asian="italic" style:font-style-complex="italic"/>
    </style:style>
    <style:style style:name="P105" style:family="paragraph" style:parent-style-name="Text_20_body">
      <style:paragraph-properties fo:text-align="center" style:justify-single-word="false"/>
      <style:text-properties fo:font-size="10pt" fo:font-style="italic" fo:font-weight="normal" officeooo:rsid="006fe4ae" officeooo:paragraph-rsid="006fe4ae" style:font-size-asian="10pt" style:font-style-asian="italic" style:font-weight-asian="normal" style:font-size-complex="10pt" style:font-style-complex="italic" style:font-weight-complex="normal"/>
    </style:style>
    <style:style style:name="P106" style:family="paragraph" style:parent-style-name="Text_20_body" style:list-style-name="L1">
      <style:text-properties officeooo:paragraph-rsid="00537c24"/>
    </style:style>
    <style:style style:name="P107" style:family="paragraph" style:parent-style-name="Text_20_body" style:list-style-name="L2">
      <style:text-properties officeooo:rsid="00144b6e" officeooo:paragraph-rsid="00537c24"/>
    </style:style>
    <style:style style:name="P108" style:family="paragraph" style:parent-style-name="Text_20_body" style:list-style-name="L2">
      <style:text-properties officeooo:rsid="00161e67" officeooo:paragraph-rsid="00537c24"/>
    </style:style>
    <style:style style:name="P109" style:family="paragraph" style:parent-style-name="Text_20_body" style:list-style-name="L2">
      <style:text-properties officeooo:rsid="00161e67" officeooo:paragraph-rsid="00749caf"/>
    </style:style>
    <style:style style:name="P110" style:family="paragraph" style:parent-style-name="Text_20_body" style:list-style-name="L2">
      <style:text-properties officeooo:rsid="0016b146" officeooo:paragraph-rsid="00537c24"/>
    </style:style>
    <style:style style:name="P111" style:family="paragraph" style:parent-style-name="Text_20_body" style:list-style-name="L3">
      <style:text-properties officeooo:rsid="00150b6a" officeooo:paragraph-rsid="00150b6a"/>
    </style:style>
    <style:style style:name="P112" style:family="paragraph" style:parent-style-name="Text_20_body" style:list-style-name="L5">
      <style:paragraph-properties fo:line-height="100%"/>
      <style:text-properties officeooo:rsid="00150b6a" officeooo:paragraph-rsid="00150b6a"/>
    </style:style>
    <style:style style:name="P113" style:family="paragraph" style:parent-style-name="Text_20_body" style:list-style-name="L3">
      <style:text-properties officeooo:rsid="002f9623" officeooo:paragraph-rsid="002f9623"/>
    </style:style>
    <style:style style:name="P114" style:family="paragraph" style:parent-style-name="Text_20_body" style:list-style-name="L4">
      <style:text-properties officeooo:rsid="001b3e75" officeooo:paragraph-rsid="002f9623"/>
    </style:style>
    <style:style style:name="P115" style:family="paragraph" style:parent-style-name="Text_20_body" style:list-style-name="L4">
      <style:text-properties officeooo:rsid="004b94f9" officeooo:paragraph-rsid="004b94f9"/>
    </style:style>
    <style:style style:name="P116" style:family="paragraph" style:parent-style-name="Text_20_body" style:list-style-name="L5">
      <style:paragraph-properties fo:line-height="100%"/>
      <style:text-properties style:font-name="Ubuntu Mono" officeooo:rsid="00150b6a" officeooo:paragraph-rsid="00150b6a"/>
    </style:style>
    <style:style style:name="P117" style:family="paragraph" style:parent-style-name="Text_20_body" style:list-style-name="L5">
      <style:paragraph-properties fo:line-height="100%"/>
      <style:text-properties style:font-name="Ubuntu Mono" officeooo:rsid="0015fbf4" officeooo:paragraph-rsid="0015fbf4"/>
    </style:style>
    <style:style style:name="P118" style:family="paragraph" style:parent-style-name="Text_20_body" style:list-style-name="L7">
      <style:text-properties style:font-name="Ubuntu Mono" officeooo:rsid="0015fbf4" officeooo:paragraph-rsid="0015fbf4"/>
    </style:style>
    <style:style style:name="P119" style:family="paragraph" style:parent-style-name="Text_20_body" style:list-style-name="L8">
      <style:text-properties style:font-name="Ubuntu Mono" officeooo:rsid="0015fbf4" officeooo:paragraph-rsid="0015fbf4"/>
    </style:style>
    <style:style style:name="P120" style:family="paragraph" style:parent-style-name="Text_20_body" style:list-style-name="L10">
      <style:text-properties style:font-name="Ubuntu Mono" fo:font-size="12pt" officeooo:rsid="0019fa71" officeooo:paragraph-rsid="0019fa71" style:font-size-asian="12pt" style:font-size-complex="12pt"/>
    </style:style>
    <style:style style:name="P121" style:family="paragraph" style:parent-style-name="Text_20_body" style:list-style-name="L12">
      <style:text-properties style:font-name="Ubuntu Mono" fo:font-size="12pt" officeooo:rsid="0019fa71" officeooo:paragraph-rsid="0019fa71" style:font-size-asian="12pt" style:font-size-complex="12pt"/>
    </style:style>
    <style:style style:name="P122" style:family="paragraph" style:parent-style-name="Text_20_body" style:list-style-name="L5">
      <style:paragraph-properties fo:line-height="100%"/>
      <style:text-properties officeooo:rsid="0015fbf4" officeooo:paragraph-rsid="0015fbf4"/>
    </style:style>
    <style:style style:name="P123" style:family="paragraph" style:parent-style-name="Text_20_body" style:list-style-name="L6">
      <style:text-properties officeooo:rsid="0015fbf4" officeooo:paragraph-rsid="0015fbf4"/>
    </style:style>
    <style:style style:name="P124" style:family="paragraph" style:parent-style-name="Text_20_body" style:list-style-name="L7">
      <style:text-properties officeooo:rsid="0015fbf4" officeooo:paragraph-rsid="0015fbf4"/>
    </style:style>
    <style:style style:name="P125" style:family="paragraph" style:parent-style-name="Text_20_body" style:list-style-name="L8">
      <style:text-properties officeooo:rsid="0015fbf4" officeooo:paragraph-rsid="0015fbf4"/>
    </style:style>
    <style:style style:name="P126" style:family="paragraph" style:parent-style-name="Text_20_body" style:list-style-name="L5">
      <style:paragraph-properties fo:line-height="100%"/>
      <style:text-properties officeooo:rsid="004ed087" officeooo:paragraph-rsid="004ed087"/>
    </style:style>
    <style:style style:name="P127" style:family="paragraph" style:parent-style-name="Text_20_body" style:list-style-name="L8">
      <style:text-properties officeooo:paragraph-rsid="0015fbf4"/>
    </style:style>
    <style:style style:name="P128" style:family="paragraph" style:parent-style-name="Text_20_body" style:list-style-name="L9">
      <style:text-properties officeooo:rsid="0019fa71" officeooo:paragraph-rsid="0019fa71"/>
    </style:style>
    <style:style style:name="P129" style:family="paragraph" style:parent-style-name="Text_20_body" style:list-style-name="L11">
      <style:text-properties style:font-name="Liberation Serif" officeooo:rsid="0019fa71" officeooo:paragraph-rsid="0019fa71"/>
    </style:style>
    <style:style style:name="P130" style:family="paragraph" style:parent-style-name="Text_20_body" style:list-style-name="L13">
      <style:text-properties officeooo:rsid="001e9615" officeooo:paragraph-rsid="0055df6a"/>
    </style:style>
    <style:style style:name="P131" style:family="paragraph" style:parent-style-name="Text_20_body" style:list-style-name="L13">
      <style:text-properties officeooo:rsid="001fc8a2" officeooo:paragraph-rsid="0055df6a"/>
    </style:style>
    <style:style style:name="P132" style:family="paragraph" style:parent-style-name="Text_20_body" style:list-style-name="L14">
      <style:text-properties officeooo:rsid="0021ab62" officeooo:paragraph-rsid="0055df6a"/>
    </style:style>
    <style:style style:name="P133" style:family="paragraph" style:parent-style-name="Text_20_body" style:list-style-name="L14">
      <style:text-properties fo:font-weight="normal" officeooo:rsid="0021ab62" officeooo:paragraph-rsid="0055df6a" style:font-weight-asian="normal" style:font-weight-complex="normal"/>
    </style:style>
    <style:style style:name="P134" style:family="paragraph" style:parent-style-name="Text_20_body" style:list-style-name="L15">
      <style:text-properties fo:font-weight="normal" officeooo:rsid="0018ae94" officeooo:paragraph-rsid="00543658" style:font-weight-asian="normal" style:font-weight-complex="normal"/>
    </style:style>
    <style:style style:name="P135" style:family="paragraph" style:parent-style-name="Text_20_body" style:list-style-name="L15">
      <style:text-properties officeooo:rsid="0018ae94" officeooo:paragraph-rsid="00543658"/>
    </style:style>
    <style:style style:name="P136" style:family="paragraph" style:parent-style-name="Text_20_body" style:list-style-name="L15">
      <style:text-properties officeooo:rsid="0019d90c" officeooo:paragraph-rsid="00543658"/>
    </style:style>
    <style:style style:name="P137" style:family="paragraph" style:parent-style-name="Text_20_body" style:list-style-name="L16">
      <style:text-properties officeooo:rsid="001a2dbd" officeooo:paragraph-rsid="0055df6a"/>
    </style:style>
    <style:style style:name="P138" style:family="paragraph" style:parent-style-name="Text_20_body" style:list-style-name="L16">
      <style:text-properties officeooo:rsid="001bcc79" officeooo:paragraph-rsid="0055df6a"/>
    </style:style>
    <style:style style:name="P139" style:family="paragraph" style:parent-style-name="Text_20_body" style:list-style-name="L17">
      <style:text-properties officeooo:rsid="00263b82" officeooo:paragraph-rsid="0059bedc"/>
    </style:style>
    <style:style style:name="P140" style:family="paragraph" style:parent-style-name="Text_20_body" style:list-style-name="L18">
      <style:text-properties officeooo:rsid="00263b82" officeooo:paragraph-rsid="0059bedc"/>
    </style:style>
    <style:style style:name="P141" style:family="paragraph" style:parent-style-name="Text_20_body" style:list-style-name="L26">
      <style:text-properties officeooo:rsid="00263b82" officeooo:paragraph-rsid="005f1216"/>
    </style:style>
    <style:style style:name="P142" style:family="paragraph" style:parent-style-name="Text_20_body" style:list-style-name="L17">
      <style:text-properties officeooo:rsid="0059bedc" officeooo:paragraph-rsid="0059bedc"/>
    </style:style>
    <style:style style:name="P143" style:family="paragraph" style:parent-style-name="Text_20_body" style:list-style-name="L19">
      <style:text-properties officeooo:rsid="0033d465" officeooo:paragraph-rsid="0033d465"/>
    </style:style>
    <style:style style:name="P144" style:family="paragraph" style:parent-style-name="Text_20_body" style:list-style-name="L20">
      <style:text-properties officeooo:rsid="0039292a" officeooo:paragraph-rsid="0039292a"/>
    </style:style>
    <style:style style:name="P145" style:family="paragraph" style:parent-style-name="Text_20_body" style:list-style-name="L21">
      <style:text-properties officeooo:rsid="003a1117" officeooo:paragraph-rsid="003a1117"/>
    </style:style>
    <style:style style:name="P146" style:family="paragraph" style:parent-style-name="Text_20_body" style:list-style-name="L22">
      <loext:graphic-properties draw:fill-hatch-name="hatch"/>
      <style:paragraph-properties fo:margin-top="0in" fo:margin-bottom="0in" style:contextual-spacing="false" fo:line-height="100%"/>
      <style:text-properties officeooo:rsid="003a26b9" officeooo:paragraph-rsid="003a26b9"/>
    </style:style>
    <style:style style:name="P147" style:family="paragraph" style:parent-style-name="Text_20_body" style:list-style-name="L22">
      <style:paragraph-properties fo:line-height="100%"/>
      <style:text-properties officeooo:rsid="003a26b9" officeooo:paragraph-rsid="003a26b9"/>
    </style:style>
    <style:style style:name="P148" style:family="paragraph" style:parent-style-name="Text_20_body" style:list-style-name="L23">
      <style:paragraph-properties fo:line-height="100%"/>
      <style:text-properties officeooo:rsid="003a3f60" officeooo:paragraph-rsid="003a3f60"/>
    </style:style>
    <style:style style:name="P149" style:family="paragraph" style:parent-style-name="Text_20_body" style:list-style-name="L24">
      <style:text-properties officeooo:rsid="00295a4d" officeooo:paragraph-rsid="005c2cdf"/>
    </style:style>
    <style:style style:name="P150" style:family="paragraph" style:parent-style-name="Text_20_body" style:list-style-name="L24">
      <style:text-properties officeooo:rsid="005e83a2" officeooo:paragraph-rsid="005e83a2"/>
    </style:style>
    <style:style style:name="P151" style:family="paragraph" style:parent-style-name="Text_20_body" style:list-style-name="L25">
      <style:text-properties officeooo:rsid="0026dd40" officeooo:paragraph-rsid="005d5afb"/>
    </style:style>
    <style:style style:name="P152" style:family="paragraph" style:parent-style-name="Text_20_body" style:list-style-name="L25">
      <style:text-properties officeooo:rsid="0028443d" officeooo:paragraph-rsid="005d5afb"/>
    </style:style>
    <style:style style:name="P153" style:family="paragraph" style:parent-style-name="Text_20_body" style:list-style-name="L26">
      <style:text-properties officeooo:rsid="002b10d7" officeooo:paragraph-rsid="005f1216"/>
    </style:style>
    <style:style style:name="P154" style:family="paragraph" style:parent-style-name="Text_20_body" style:list-style-name="L27">
      <style:text-properties officeooo:rsid="002844b4" officeooo:paragraph-rsid="002844b4"/>
    </style:style>
    <style:style style:name="P155" style:family="paragraph" style:parent-style-name="Text_20_body" style:list-style-name="L27">
      <style:text-properties officeooo:rsid="002a2f28" officeooo:paragraph-rsid="002a2f28"/>
    </style:style>
    <style:style style:name="P156" style:family="paragraph" style:parent-style-name="Text_20_body" style:list-style-name="L28">
      <style:text-properties officeooo:rsid="002afe28" officeooo:paragraph-rsid="002afe28"/>
    </style:style>
    <style:style style:name="P157" style:family="paragraph" style:parent-style-name="Text_20_body" style:list-style-name="L28">
      <style:text-properties officeooo:rsid="00614389" officeooo:paragraph-rsid="00614389"/>
    </style:style>
    <style:style style:name="P158" style:family="paragraph" style:parent-style-name="Text_20_body" style:list-style-name="L28">
      <style:text-properties officeooo:rsid="005fb00f" officeooo:paragraph-rsid="005fb00f"/>
    </style:style>
    <style:style style:name="P159" style:family="paragraph" style:parent-style-name="Text_20_body" style:list-style-name="L28">
      <style:text-properties officeooo:rsid="00476490" officeooo:paragraph-rsid="00476490"/>
    </style:style>
    <style:style style:name="P160" style:family="paragraph" style:parent-style-name="Text_20_body">
      <style:text-properties style:font-name="Liberation Mono" officeooo:rsid="0021ab62" officeooo:paragraph-rsid="00702022"/>
    </style:style>
    <style:style style:name="P161" style:family="paragraph" style:parent-style-name="Text_20_body">
      <style:text-properties officeooo:rsid="00719da5" officeooo:paragraph-rsid="00719da5"/>
    </style:style>
    <style:style style:name="P162" style:family="paragraph" style:parent-style-name="Text_20_body">
      <style:text-properties officeooo:paragraph-rsid="00719da5"/>
    </style:style>
    <style:style style:name="P163" style:family="paragraph" style:parent-style-name="Text_20_body">
      <style:paragraph-properties fo:margin-top="0in" fo:margin-bottom="0.0181in" style:contextual-spacing="false" fo:line-height="100%"/>
      <style:text-properties style:font-name="Ubuntu Mono" fo:font-size="10pt" officeooo:rsid="00719da5" officeooo:paragraph-rsid="00719da5" style:font-size-asian="10pt" style:font-size-complex="10pt"/>
    </style:style>
    <style:style style:name="P164" style:family="paragraph" style:parent-style-name="Text_20_body">
      <style:paragraph-properties fo:margin-top="0in" fo:margin-bottom="0.0181in" style:contextual-spacing="false" fo:line-height="100%"/>
      <style:text-properties style:font-name="Ubuntu Mono" fo:font-size="10pt" officeooo:rsid="007212ae" officeooo:paragraph-rsid="007212ae" style:font-size-asian="10pt" style:font-size-complex="10pt"/>
    </style:style>
    <style:style style:name="P165" style:family="paragraph" style:parent-style-name="Text_20_body">
      <style:text-properties fo:font-size="6pt" officeooo:rsid="00719da5" officeooo:paragraph-rsid="00719da5" style:font-size-asian="5.25pt" style:font-size-complex="6pt"/>
    </style:style>
    <style:style style:name="T1" style:family="text">
      <style:text-properties officeooo:rsid="0016258e"/>
    </style:style>
    <style:style style:name="T2" style:family="text">
      <style:text-properties style:font-name="Ubuntu Mono"/>
    </style:style>
    <style:style style:name="T3" style:family="text">
      <style:text-properties style:font-name="Ubuntu Mono" officeooo:rsid="0016258e"/>
    </style:style>
    <style:style style:name="T4" style:family="text">
      <style:text-properties style:font-name="Ubuntu Mono" officeooo:rsid="0015fbf4"/>
    </style:style>
    <style:style style:name="T5" style:family="text">
      <style:text-properties style:font-name="Ubuntu Mono" officeooo:rsid="004a1f03"/>
    </style:style>
    <style:style style:name="T6" style:family="text">
      <style:text-properties style:font-name="Ubuntu Mono" fo:font-size="10pt" style:font-size-asian="10pt" style:font-size-complex="10pt"/>
    </style:style>
    <style:style style:name="T7" style:family="text">
      <style:text-properties style:font-name="Ubuntu Mono" fo:font-size="10pt" officeooo:rsid="002afe28" style:font-size-asian="10pt" style:font-size-complex="10pt"/>
    </style:style>
    <style:style style:name="T8" style:family="text">
      <style:text-properties style:font-name="Ubuntu Mono" fo:font-size="10pt" fo:font-weight="bold" officeooo:rsid="002afe28" style:font-size-asian="10pt" style:font-weight-asian="bold" style:font-size-complex="10pt" style:font-weight-complex="bold"/>
    </style:style>
    <style:style style:name="T9" style:family="text">
      <style:text-properties style:font-name="Ubuntu Mono" fo:font-size="10pt" fo:font-weight="bold" officeooo:rsid="004d380e" style:font-size-asian="10pt" style:font-weight-asian="bold" style:font-size-complex="10pt" style:font-weight-complex="bold"/>
    </style:style>
    <style:style style:name="T10" style:family="text">
      <style:text-properties style:font-name="Ubuntu Mono" fo:font-size="10pt" fo:font-weight="bold" officeooo:rsid="004f8c4f" style:font-size-asian="10pt" style:font-weight-asian="bold" style:font-size-complex="10pt" style:font-weight-complex="bold"/>
    </style:style>
    <style:style style:name="T11" style:family="text">
      <style:text-properties style:font-name="Ubuntu Mono" officeooo:rsid="004f8c4f"/>
    </style:style>
    <style:style style:name="T12" style:family="text">
      <style:text-properties style:font-name="Ubuntu Mono" officeooo:rsid="00523a1e"/>
    </style:style>
    <style:style style:name="T13" style:family="text">
      <style:text-properties fo:font-weight="bold" style:font-weight-asian="bold" style:font-weight-complex="bold"/>
    </style:style>
    <style:style style:name="T14" style:family="text">
      <style:text-properties fo:font-weight="bold" officeooo:rsid="0039292a" style:font-weight-asian="bold" style:font-weight-complex="bold"/>
    </style:style>
    <style:style style:name="T15" style:family="text">
      <style:text-properties fo:font-weight="bold" officeooo:rsid="003ca2b8" style:font-weight-asian="bold" style:font-weight-complex="bold"/>
    </style:style>
    <style:style style:name="T16" style:family="text">
      <style:text-properties fo:font-weight="bold" officeooo:rsid="00144b6e" style:font-weight-asian="bold" style:font-weight-complex="bold"/>
    </style:style>
    <style:style style:name="T17" style:family="text">
      <style:text-properties fo:font-weight="bold" officeooo:rsid="0011a487" style:font-weight-asian="bold" style:font-weight-complex="bold"/>
    </style:style>
    <style:style style:name="T18" style:family="text">
      <style:text-properties fo:font-weight="bold" officeooo:rsid="0057c51f" style:font-weight-asian="bold" style:font-weight-complex="bold"/>
    </style:style>
    <style:style style:name="T19" style:family="text">
      <style:text-properties fo:font-weight="bold" officeooo:rsid="00719da5" style:font-weight-asian="bold" style:font-weight-complex="bold"/>
    </style:style>
    <style:style style:name="T20" style:family="text">
      <style:text-properties fo:font-weight="bold" officeooo:rsid="00749caf" style:font-weight-asian="bold" style:font-weight-complex="bold"/>
    </style:style>
    <style:style style:name="T21" style:family="text">
      <style:text-properties style:font-name="Liberation Serif"/>
    </style:style>
    <style:style style:name="T22" style:family="text">
      <style:text-properties style:font-name="Liberation Serif" officeooo:rsid="004b94f9"/>
    </style:style>
    <style:style style:name="T23" style:family="text">
      <style:text-properties style:font-name="Liberation Serif" fo:font-weight="bold" officeooo:rsid="004b94f9" style:font-weight-asian="bold" style:font-weight-complex="bold"/>
    </style:style>
    <style:style style:name="T24" style:family="text">
      <style:text-properties officeooo:rsid="001b482a"/>
    </style:style>
    <style:style style:name="T25" style:family="text">
      <style:text-properties officeooo:rsid="001cf0c1"/>
    </style:style>
    <style:style style:name="T26" style:family="text">
      <style:text-properties officeooo:rsid="001d7610"/>
    </style:style>
    <style:style style:name="T27" style:family="text">
      <style:text-properties officeooo:rsid="001dbad1"/>
    </style:style>
    <style:style style:name="T28" style:family="text">
      <style:text-properties officeooo:rsid="00241f35"/>
    </style:style>
    <style:style style:name="T29" style:family="text">
      <style:text-properties officeooo:rsid="002a2f28"/>
    </style:style>
    <style:style style:name="T30" style:family="text">
      <style:text-properties officeooo:rsid="002f9623"/>
    </style:style>
    <style:style style:name="T31" style:family="text">
      <style:text-properties officeooo:rsid="002afe28"/>
    </style:style>
    <style:style style:name="T32" style:family="text">
      <style:text-properties officeooo:rsid="0033d465"/>
    </style:style>
    <style:style style:name="T33" style:family="text">
      <style:text-properties officeooo:rsid="00341ca1"/>
    </style:style>
    <style:style style:name="T34" style:family="text">
      <style:text-properties officeooo:rsid="0036133b"/>
    </style:style>
    <style:style style:name="T35" style:family="text">
      <style:text-properties officeooo:rsid="0037c915"/>
    </style:style>
    <style:style style:name="T36" style:family="text">
      <style:text-properties officeooo:rsid="0039292a"/>
    </style:style>
    <style:style style:name="T37" style:family="text">
      <style:text-properties style:text-position="super 58%" officeooo:rsid="0039292a"/>
    </style:style>
    <style:style style:name="T38" style:family="text">
      <style:text-properties style:text-position="super 58%" officeooo:rsid="00523a1e"/>
    </style:style>
    <style:style style:name="T39" style:family="text">
      <style:text-properties style:text-position="super 58%" officeooo:rsid="0019dd58"/>
    </style:style>
    <style:style style:name="T40" style:family="text">
      <style:text-properties fo:font-weight="normal" style:font-weight-asian="normal" style:font-weight-complex="normal"/>
    </style:style>
    <style:style style:name="T41" style:family="text">
      <style:text-properties fo:font-weight="normal" officeooo:rsid="00247382" style:font-weight-asian="normal" style:font-weight-complex="normal"/>
    </style:style>
    <style:style style:name="T42" style:family="text">
      <style:text-properties fo:font-weight="normal" officeooo:rsid="00696080" style:font-weight-asian="normal" style:font-weight-complex="normal"/>
    </style:style>
    <style:style style:name="T43" style:family="text">
      <style:text-properties fo:font-weight="normal" officeooo:rsid="00702022" style:font-weight-asian="normal" style:font-weight-complex="normal"/>
    </style:style>
    <style:style style:name="T44" style:family="text">
      <style:text-properties fo:font-weight="normal" officeooo:rsid="00144b6e" style:font-weight-asian="normal" style:font-weight-complex="normal"/>
    </style:style>
    <style:style style:name="T45" style:family="text">
      <style:text-properties fo:font-weight="normal" officeooo:rsid="00763fe4" style:font-weight-asian="normal" style:font-weight-complex="normal"/>
    </style:style>
    <style:style style:name="T46" style:family="text">
      <style:text-properties officeooo:rsid="003a3f60"/>
    </style:style>
    <style:style style:name="T47" style:family="text">
      <style:text-properties officeooo:rsid="003ca2b8"/>
    </style:style>
    <style:style style:name="T48" style:family="text">
      <style:text-properties officeooo:rsid="003cf603"/>
    </style:style>
    <style:style style:name="T49" style:family="text">
      <style:text-properties officeooo:rsid="003d63ed"/>
    </style:style>
    <style:style style:name="T50" style:family="text">
      <style:text-properties officeooo:rsid="00497fb9"/>
    </style:style>
    <style:style style:name="T51" style:family="text">
      <style:text-properties officeooo:rsid="0049af77"/>
    </style:style>
    <style:style style:name="T52" style:family="text">
      <style:text-properties officeooo:rsid="004a1f03"/>
    </style:style>
    <style:style style:name="T53" style:family="text">
      <style:text-properties officeooo:rsid="004de51e"/>
    </style:style>
    <style:style style:name="T54" style:family="text">
      <style:text-properties officeooo:rsid="004e89ad"/>
    </style:style>
    <style:style style:name="T55" style:family="text">
      <style:text-properties officeooo:rsid="004ed087"/>
    </style:style>
    <style:style style:name="T56" style:family="text">
      <style:text-properties officeooo:rsid="004f8c4f"/>
    </style:style>
    <style:style style:name="T57" style:family="text">
      <style:text-properties officeooo:rsid="00523a1e"/>
    </style:style>
    <style:style style:name="T58" style:family="text">
      <style:text-properties officeooo:rsid="00144b6e"/>
    </style:style>
    <style:style style:name="T59" style:family="text">
      <style:text-properties officeooo:rsid="00162a5c"/>
    </style:style>
    <style:style style:name="T60" style:family="text">
      <style:text-properties officeooo:rsid="002c37f4"/>
    </style:style>
    <style:style style:name="T61" style:family="text">
      <style:text-properties officeooo:rsid="0016b146"/>
    </style:style>
    <style:style style:name="T62" style:family="text">
      <style:text-properties officeooo:rsid="00543658"/>
    </style:style>
    <style:style style:name="T63" style:family="text">
      <style:text-properties officeooo:rsid="0019dd58"/>
    </style:style>
    <style:style style:name="T64" style:family="text">
      <style:text-properties officeooo:rsid="00247382"/>
    </style:style>
    <style:style style:name="T65" style:family="text">
      <style:text-properties officeooo:rsid="0019d90c"/>
    </style:style>
    <style:style style:name="T66" style:family="text">
      <style:text-properties officeooo:rsid="0018ae94"/>
    </style:style>
    <style:style style:name="T67" style:family="text">
      <style:text-properties officeooo:rsid="0021dff1"/>
    </style:style>
    <style:style style:name="T68" style:family="text">
      <style:text-properties officeooo:rsid="0055df6a"/>
    </style:style>
    <style:style style:name="T69" style:family="text">
      <style:text-properties officeooo:rsid="001d0ffe"/>
    </style:style>
    <style:style style:name="T70" style:family="text">
      <style:text-properties officeooo:rsid="001a2dbd"/>
    </style:style>
    <style:style style:name="T71" style:family="text">
      <style:text-properties officeooo:rsid="001bcc79"/>
    </style:style>
    <style:style style:name="T72" style:family="text">
      <style:text-properties officeooo:rsid="0021ab62"/>
    </style:style>
    <style:style style:name="T73" style:family="text">
      <style:text-properties officeooo:rsid="0057c51f"/>
    </style:style>
    <style:style style:name="T74" style:family="text">
      <style:text-properties officeooo:rsid="00263b82"/>
    </style:style>
    <style:style style:name="T75" style:family="text">
      <style:text-properties officeooo:rsid="0059bedc"/>
    </style:style>
    <style:style style:name="T76" style:family="text">
      <style:text-properties officeooo:rsid="00281979"/>
    </style:style>
    <style:style style:name="T77" style:family="text">
      <style:text-properties officeooo:rsid="002b10d7"/>
    </style:style>
    <style:style style:name="T78" style:family="text">
      <style:text-properties officeooo:rsid="00295a4d"/>
    </style:style>
    <style:style style:name="T79" style:family="text">
      <style:text-properties officeooo:rsid="002d70d7"/>
    </style:style>
    <style:style style:name="T80" style:family="text">
      <style:text-properties style:font-name="Liberation Mono" fo:font-size="10pt" style:font-size-asian="10pt" style:font-size-complex="10pt"/>
    </style:style>
    <style:style style:name="T81" style:family="text">
      <style:text-properties style:font-name="Liberation Mono" fo:font-size="10pt" fo:font-weight="bold" style:font-size-asian="10pt" style:font-weight-asian="bold" style:font-size-complex="10pt" style:font-weight-complex="bold"/>
    </style:style>
    <style:style style:name="T82" style:family="text">
      <style:text-properties style:font-name="Liberation Mono" fo:font-size="10pt" fo:font-weight="bold" officeooo:rsid="002b10d7" style:font-size-asian="10pt" style:font-weight-asian="bold" style:font-size-complex="10pt" style:font-weight-complex="bold"/>
    </style:style>
    <style:style style:name="T83" style:family="text">
      <style:text-properties officeooo:rsid="005c2cdf"/>
    </style:style>
    <style:style style:name="T84" style:family="text">
      <style:text-properties officeooo:rsid="005d426a"/>
    </style:style>
    <style:style style:name="T85" style:family="text">
      <style:text-properties officeooo:rsid="005d5afb"/>
    </style:style>
    <style:style style:name="T86" style:family="text">
      <style:text-properties officeooo:rsid="005e83a2"/>
    </style:style>
    <style:style style:name="T87" style:family="text">
      <style:text-properties officeooo:rsid="005f1216"/>
    </style:style>
    <style:style style:name="T88" style:family="text">
      <style:text-properties officeooo:rsid="005fb00f"/>
    </style:style>
    <style:style style:name="T89" style:family="text">
      <style:text-properties officeooo:rsid="00614389"/>
    </style:style>
    <style:style style:name="T90" style:family="text">
      <style:text-properties officeooo:rsid="00655ea9"/>
    </style:style>
    <style:style style:name="T91" style:family="text">
      <style:text-properties officeooo:rsid="0066c326"/>
    </style:style>
    <style:style style:name="T92" style:family="text">
      <style:text-properties officeooo:rsid="0067bf71"/>
    </style:style>
    <style:style style:name="T93" style:family="text">
      <style:text-properties officeooo:rsid="00696080"/>
    </style:style>
    <style:style style:name="T94" style:family="text">
      <style:text-properties officeooo:rsid="006fe4ae"/>
    </style:style>
    <style:style style:name="T95" style:family="text">
      <style:text-properties fo:font-size="10pt" fo:font-weight="normal" officeooo:rsid="0011a487" style:font-size-asian="10pt" style:font-weight-asian="normal" style:font-size-complex="10pt" style:font-weight-complex="normal"/>
    </style:style>
    <style:style style:name="T96" style:family="text">
      <style:text-properties officeooo:rsid="00719da5"/>
    </style:style>
    <style:style style:name="T97" style:family="text">
      <style:text-properties officeooo:rsid="007212ae"/>
    </style:style>
    <style:style style:name="T98" style:family="text">
      <style:text-properties officeooo:rsid="00749caf"/>
    </style:style>
    <style:style style:name="T99" style:family="text">
      <style:text-properties officeooo:rsid="00763fe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P29">Blockchain Developer Notes</text:p>
      <text:p text:style-name="P28"/>
      <text:p text:style-name="P31"><text:span text:style-name="T49">Using the Hardhat IDE to Write </text:span>Solidity Smart Contracts</text:p>
      <text:p text:style-name="P70">and</text:p>
      <text:p text:style-name="P31">React.js <text:span text:style-name="T91">Decentralized Apps</text:span></text:p>
      <text:p text:style-name="P32"/>
      <text:p text:style-name="P69">(Version 0.2.<text:span text:style-name="T98">1</text:span>)</text:p>
      <text:p text:style-name="P69"/>
      <text:p text:style-name="P69"/>
      <text:p text:style-name="P37">by Scott <text:span text:style-name="T91">Weberg</text:span></text:p>
      <text:p text:style-name="P37"/>
      <text:p text:style-name="P37"/>
      <text:p text:style-name="P37"/>
      <text:p text:style-name="P37"/>
      <text:p text:style-name="P65">Disclaimer:</text:p>
      <text:p text:style-name="P66">Your use of these notes constitutes agreement that I am not responsible or in any way liable for any blockchain mis-haps resulting in loss of finances, reputation, or any other thing of value, whether directly or indirectly a result of using these notes.</text:p>
      <text:p text:style-name="P66">This information is offered “as is” with no expressed warranty of any kind.</text:p>
      <text:p text:style-name="P105"/>
      <text:p text:style-name="P105"/>
      <text:p text:style-name="P72"><text:span text:style-name="T94">Some of t</text:span>his information was learned from Dapp University courses <text:span text:style-name="T90">(https://www.youtube.com/@DappUniversity)</text:span>,<text:line-break/>with some information from other sources as well.</text:p>
      <text:p text:style-name="P74"/>
      <text:p text:style-name="P73">Find the latest official version of this document on Github:<text:line-break/><text:span text:style-name="T91">https://github.com/sw-3/blockchain-dev-docs</text:span></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a xlink:type="simple" xlink:href="#__RefHeading___Toc1593_2990346126" text:style-name="Index_20_Link" text:visited-style-name="Index_20_Link">Developer Tools<text:tab/>3</text:a></text:p>
          <text:p text:style-name="P75"><text:a xlink:type="simple" xlink:href="#__RefHeading___Toc627_3400117475" text:style-name="Index_20_Link" text:visited-style-name="Index_20_Link">Create a New Project<text:tab/>4</text:a></text:p>
          <text:p text:style-name="P75"><text:a xlink:type="simple" xlink:href="#__RefHeading___Toc631_3400117475" text:style-name="Index_20_Link" text:visited-style-name="Index_20_Link">Manually Create a React App Inside a Hardhat Project<text:tab/>5</text:a></text:p>
          <text:p text:style-name="P75"><text:a xlink:type="simple" xlink:href="#__RefHeading___Toc1595_2990346126" text:style-name="Index_20_Link" text:visited-style-name="Index_20_Link">Solidity Example<text:tab/>6</text:a></text:p>
          <text:p text:style-name="P75"><text:a xlink:type="simple" xlink:href="#__RefHeading___Toc1597_2990346126" text:style-name="Index_20_Link" text:visited-style-name="Index_20_Link">Writing Tests with Hardhat<text:tab/>6</text:a></text:p>
          <text:p text:style-name="P75"><text:a xlink:type="simple" xlink:href="#__RefHeading___Toc1601_2990346126" text:style-name="Index_20_Link" text:visited-style-name="Index_20_Link">Launch a Local Blockchain &amp; Deploy Contracts<text:tab/>7</text:a></text:p>
          <text:p text:style-name="P75"><text:a xlink:type="simple" xlink:href="#__RefHeading___Toc1603_2990346126" text:style-name="Index_20_Link" text:visited-style-name="Index_20_Link">Use Hardhat Console to Interact with Blockchain<text:tab/>7</text:a></text:p>
          <text:p text:style-name="P75"><text:a xlink:type="simple" xlink:href="#__RefHeading___Toc1605_2990346126" text:style-name="Index_20_Link" text:visited-style-name="Index_20_Link">Launch the React Site for Development<text:tab/>8</text:a></text:p>
          <text:p text:style-name="P75"><text:a xlink:type="simple" xlink:href="#__RefHeading___Toc641_3400117475" text:style-name="Index_20_Link" text:visited-style-name="Index_20_Link">Connecting Browser to Blockchain Via MetaMask<text:tab/>8</text:a></text:p>
          <text:p text:style-name="P75"><text:a xlink:type="simple" xlink:href="#__RefHeading___Toc1607_2990346126" text:style-name="Index_20_Link" text:visited-style-name="Index_20_Link">Developing a Professional Level App/Front-end<text:tab/>9</text:a></text:p>
          <text:p text:style-name="P76"><text:a xlink:type="simple" xlink:href="#__RefHeading___Toc635_3400117475" text:style-name="Index_20_Link" text:visited-style-name="Index_20_Link">Install the packages<text:tab/>9</text:a></text:p>
          <text:p text:style-name="P76"><text:a xlink:type="simple" xlink:href="#__RefHeading___Toc637_3400117475" text:style-name="Index_20_Link" text:visited-style-name="Index_20_Link">Connect Redux to manage state<text:tab/>9</text:a></text:p>
          <text:p text:style-name="P77"><text:a xlink:type="simple" xlink:href="#__RefHeading___Toc639_3400117475" text:style-name="Index_20_Link" text:visited-style-name="Index_20_Link">Create the initial Rudux application structure<text:tab/>9</text:a></text:p>
          <text:p text:style-name="P76"><text:a xlink:type="simple" xlink:href="#__RefHeading___Toc651_3400117475" text:style-name="Index_20_Link" text:visited-style-name="Index_20_Link">Using React-Router for Multi-Page Front End<text:tab/>12</text:a></text:p>
          <text:p text:style-name="P75"><text:a xlink:type="simple" xlink:href="#__RefHeading___Toc643_3400117475" text:style-name="Index_20_Link" text:visited-style-name="Index_20_Link">Deploying to a Test Network<text:tab/>13</text:a></text:p>
          <text:p text:style-name="P76"><text:a xlink:type="simple" xlink:href="#__RefHeading___Toc1609_2990346126" text:style-name="Index_20_Link" text:visited-style-name="Index_20_Link">Configure for Deployment on Polygon’s Mumbai Test Net (TODO – finish this section)<text:tab/>13</text:a></text:p>
          <text:p text:style-name="P76"><text:a xlink:type="simple" xlink:href="#__RefHeading___Toc1611_2990346126" text:style-name="Index_20_Link" text:visited-style-name="Index_20_Link">Flatten Your Contract Source Code<text:tab/>13</text:a></text:p>
          <text:p text:style-name="P76"><text:a xlink:type="simple" xlink:href="#__RefHeading___Toc1613_2990346126" text:style-name="Index_20_Link" text:visited-style-name="Index_20_Link">Deploy Contracts<text:tab/>14</text:a></text:p>
          <text:p text:style-name="P76"><text:a xlink:type="simple" xlink:href="#__RefHeading___Toc1615_2990346126" text:style-name="Index_20_Link" text:visited-style-name="Index_20_Link">Verify Contract Source Code (on testnet or mainnet)<text:tab/>14</text:a></text:p>
          <text:p text:style-name="P75"><text:a xlink:type="simple" xlink:href="#__RefHeading___Toc1617_2990346126" text:style-name="Index_20_Link" text:visited-style-name="Index_20_Link">(TODO) Website Deployment Using Fleek<text:tab/>14</text:a></text:p>
          <text:p text:style-name="P75"><text:a xlink:type="simple" xlink:href="#__RefHeading___Toc645_3400117475" text:style-name="Index_20_Link" text:visited-style-name="Index_20_Link">Using IPFS for NFT images &amp; metadata<text:tab/>14</text:a></text:p>
          <text:p text:style-name="P75"><text:a xlink:type="simple" xlink:href="#__RefHeading___Toc647_3400117475" text:style-name="Index_20_Link" text:visited-style-name="Index_20_Link">Using Timestamps<text:tab/>15</text:a></text:p>
          <text:p text:style-name="P75"><text:a xlink:type="simple" xlink:href="#__RefHeading___Toc653_3400117475" text:style-name="Index_20_Link" text:visited-style-name="Index_20_Link">Appendix<text:tab/>16</text:a></text:p>
          <text:p text:style-name="P76"><text:a xlink:type="simple" xlink:href="#__RefHeading___Toc649_3400117475" text:style-name="Index_20_Link" text:visited-style-name="Index_20_Link">Example package.json for Professional Project<text:tab/>16</text:a></text:p>
          <text:p text:style-name="P76"><text:a xlink:type="simple" xlink:href="#__RefHeading___Toc1737_2772537473" text:style-name="Index_20_Link" text:visited-style-name="Index_20_Link">Example Test Code<text:tab/>17</text:a></text:p>
          <text:p text:style-name="P76"><text:a xlink:type="simple" xlink:href="#__RefHeading___Toc1619_2990346126" text:style-name="Index_20_Link" text:visited-style-name="Index_20_Link">TODO: Add more example code/files here<text:tab/>19</text:a></text:p>
        </text:index-body>
      </text:table-of-content>
      <text:p text:style-name="P32"/>
      <text:h text:style-name="P78" text:outline-level="1"><text:bookmark-start text:name="__RefHeading___Toc1593_2990346126"/>Developer Tools<text:bookmark-end text:name="__RefHeading___Toc1593_2990346126"/></text:h>
      <text:p text:style-name="P54">The following <text:span text:style-name="T99">free </text:span>tools are used for Smart Contract and dApp development.</text:p>
      <text:list xml:id="list1280732316" text:style-name="L1">
        <text:list-item>
          <text:p text:style-name="P106"><text:span text:style-name="T20">chaijs.com</text:span><text:span text:style-name="T58"> – </text:span><text:span text:style-name="T98">the Chai Assertion Library </text:span><text:span text:style-name="T99">is</text:span><text:span text:style-name="T98"> </text:span><text:span text:style-name="T99">i</text:span><text:span text:style-name="T98">ncluded </text:span><text:span text:style-name="T99">in Hardhat projects and used to write automated test scripts</text:span></text:p>
        </text:list-item>
      </text:list>
      <text:list xml:id="list882316279" text:style-name="L2">
        <text:list-item>
          <text:p text:style-name="P107"><text:span text:style-name="T13">ethers.js</text:span> – Javascript library<text:span text:style-name="T59"> </text:span>which connects <text:span text:style-name="T99">an app/script </text:span>to the blockchain</text:p>
          <text:list>
            <text:list-item>
              <text:p text:style-name="P108"><text:span text:style-name="T60">See the</text:span> github <text:span text:style-name="T60">repo </text:span>of examples for the basic things you would do with ethersjs:<text:line-break/>https://github.com/dappuniversity/ethers_examples</text:p>
            </text:list-item>
          </text:list>
        </text:list-item>
        <text:list-item>
          <text:p text:style-name="P109"><text:span text:style-name="T16">hardhat.org</text:span><text:span text:style-name="T44"> – Hardhat </text:span><text:span text:style-name="T45">is</text:span><text:span text:style-name="T44"> a </text:span><text:span text:style-name="T45">complete </text:span><text:span text:style-name="T44">Solidity IDE</text:span></text:p>
        </text:list-item>
        <text:list-item>
          <text:p text:style-name="P108"><text:span text:style-name="T13">React.js</text:span> – <text:span text:style-name="T61">Javascript framework for building the UI for a web3 dapp</text:span></text:p>
        </text:list-item>
        <text:list-item>
          <text:p text:style-name="P110"><text:span text:style-name="T13">Redux</text:span> – a state container for Javascript apps; allows storing/handling larger amounts of blockchain data, analogous to a local pseudo-database</text:p>
        </text:list-item>
        <text:list-item>
          <text:p text:style-name="P110"><text:span text:style-name="T17">r</text:span><text:span text:style-name="T13">emix.ethereum.org</text:span> – <text:span text:style-name="T99">a </text:span>browser-based Solidity IDE, <text:span text:style-name="T99">also used to “flatten” Solidity contracts</text:span></text:p>
        </text:list-item>
      </text:list>
      <text:p text:style-name="P53"/>
      <text:p text:style-name="P68">TODO: <text:s/>Add more useful tools here.</text:p>
      <text:p text:style-name="P42"/>
      <text:h text:style-name="P79" text:outline-level="1"/>
      <text:h text:style-name="P81" text:outline-level="1"/>
      <text:h text:style-name="P82" text:outline-level="1"><text:bookmark-start text:name="__RefHeading___Toc627_3400117475"/>Create a New Project<text:bookmark-end text:name="__RefHeading___Toc627_3400117475"/></text:h>
      <text:list xml:id="list452631553" text:style-name="L3">
        <text:list-item>
          <text:p text:style-name="P111">make a directory, and cd into it</text:p>
        </text:list-item>
        <text:list-item>
          <text:p text:style-name="P113"><text:span text:style-name="T52">(Optional) <text:s/></text:span>For a project with a React.js frontend:</text:p>
        </text:list-item>
      </text:list>
      <text:list xml:id="list4267244395" text:style-name="L4">
        <text:list-item>
          <text:list>
            <text:list-item>
              <text:p text:style-name="P114"><text:span text:style-name="T2">&gt; npx create-react-app app-</text:span><text:span text:style-name="T5">n</text:span><text:span text:style-name="T2">ame</text:span> <text:s text:c="4"/>creates a new React app</text:p>
            </text:list-item>
            <text:list-item>
              <text:p text:style-name="P115">Edit your package.json and <text:span text:style-name="T53">add</text:span> the 3 bold lines below with your info:<text:line-break/><text:span text:style-name="T7"> <text:s/>"version": "0.1.0",<text:line-break/></text:span><text:span text:style-name="T8"> <text:s/>"description": "</text:span><text:span text:style-name="T9">One-sentence description of your project.</text:span><text:span text:style-name="T8">",<text:line-break/> <text:s/>"author": "</text:span><text:span text:style-name="T10">your name/email/github/etc</text:span><text:span text:style-name="T8">",<text:line-break/> <text:s/>"license": "MIT",</text:span></text:p>
            </text:list-item>
          </text:list>
        </text:list-item>
      </text:list>
      <text:list xml:id="list134303853175234" text:continue-list="list452631553" text:style-name="L3">
        <text:list-item>
          <text:p text:style-name="P111">create a new Hardhat project</text:p>
        </text:list-item>
      </text:list>
      <text:list xml:id="list3839788255" text:style-name="L5">
        <text:list-item>
          <text:list>
            <text:list-item>
              <text:p text:style-name="P112"><text:span text:style-name="T22">IF you did </text:span><text:span text:style-name="T23">not </text:span><text:span text:style-name="T22">do #2 above, then do this “npm init” step</text:span><text:span text:style-name="T2"><text:line-break/>&gt; npm init</text:span> <text:s/><text:tab/>(defaults, enter your email <text:span text:style-name="T54">or github id for author</text:span>)</text:p>
              <text:list>
                <text:list-item>
                  <text:p text:style-name="P112">this creates the initial package.json</text:p>
                </text:list-item>
              </text:list>
            </text:list-item>
            <text:list-item>
              <text:p text:style-name="P116">&gt; npm install --save-dev hardhat</text:p>
              <text:list>
                <text:list-item>
                  <text:p text:style-name="P112">adds hardhat dependencies to project</text:p>
                </text:list-item>
              </text:list>
            </text:list-item>
            <text:list-item>
              <text:p text:style-name="P116">&gt; npx hardhat</text:p>
              <text:list>
                <text:list-item>
                  <text:p text:style-name="P112">enter the defaults; <text:span text:style-name="T50">(“Create a JavaScript project”)</text:span> <text:line-break/>creates the contracts/scripts/test folders, <text:span text:style-name="T51">hardhat.config.js</text:span></text:p>
                </text:list-item>
              </text:list>
            </text:list-item>
            <text:list-item>
              <text:p text:style-name="P122"><text:span text:style-name="T55">(If needed) <text:s/>Add any known dependencies to the package.json file, if your project has additional requirements. <text:s/>(See the Appendix for an example package.json file for a professional project, which contains React-bootstrap, Redux and Router</text:span>.<text:span text:style-name="T55">)</text:span></text:p>
              <text:p text:style-name="P126">If adding anything here, run:</text:p>
              <text:list>
                <text:list-item>
                  <text:p text:style-name="P117">&gt; npm install</text:p>
                </text:list-item>
                <text:list-item>
                  <text:p text:style-name="P122">Installs everything in the package.json file for the project</text:p>
                </text:list-item>
              </text:list>
            </text:list-item>
          </text:list>
        </text:list-item>
      </text:list>
      <text:list xml:id="list1355936654" text:style-name="L6">
        <text:list-item>
          <text:p text:style-name="P123">Create a Git Repo for the project</text:p>
        </text:list-item>
      </text:list>
      <text:list xml:id="list1639002645" text:style-name="L7">
        <text:list-item>
          <text:list>
            <text:list-item>
              <text:p text:style-name="P118">&gt; git init</text:p>
            </text:list-item>
            <text:list-item>
              <text:p text:style-name="P118">&gt; git add .</text:p>
            </text:list-item>
            <text:list-item>
              <text:p text:style-name="P118">&gt; git commit -am “Initial commit.”</text:p>
            </text:list-item>
          </text:list>
          <text:p text:style-name="P124">O<text:span text:style-name="T68">n</text:span> Github.com:</text:p>
          <text:list text:continue-numbering="true">
            <text:list-item>
              <text:p text:style-name="P124">create a new Repo for the project on github</text:p>
              <text:list>
                <text:list-item>
                  <text:p text:style-name="P124">do not add a readme, <text:span text:style-name="T1">gitignore,</text:span> or license</text:p>
                </text:list-item>
              </text:list>
            </text:list-item>
          </text:list>
        </text:list-item>
      </text:list>
      <text:p text:style-name="P2"><text:tab/><text:span text:style-name="T1">From local terminal:</text:span></text:p>
      <text:list xml:id="list2115927687" text:style-name="L8">
        <text:list-item>
          <text:list>
            <text:list-item>
              <text:p text:style-name="P127"><text:soft-page-break/><text:span text:style-name="T4">&gt; </text:span><text:span text:style-name="T3">git remote add origin git@github.com:</text:span><text:span text:style-name="T12">user-name</text:span><text:span text:style-name="T3">/proj-</text:span><text:span text:style-name="T11">n</text:span><text:span text:style-name="T3">ame.git</text:span><text:span text:style-name="T1"> </text:span></text:p>
            </text:list-item>
            <text:list-item>
              <text:p text:style-name="P119">&gt; <text:span text:style-name="T1">git branch -M main</text:span></text:p>
            </text:list-item>
            <text:list-item>
              <text:p text:style-name="P125"><text:span text:style-name="T2">&gt; </text:span><text:span text:style-name="T3">git push -u origin main</text:span></text:p>
            </text:list-item>
          </text:list>
        </text:list-item>
      </text:list>
      <text:list xml:id="list3259819977" text:style-name="L9">
        <text:list-item>
          <text:p text:style-name="P128"><text:span text:style-name="T57">For </text:span>contract (.sol<text:span text:style-name="T57">)</text:span> files, <text:span text:style-name="T57">1</text:span><text:span text:style-name="T38">st</text:span><text:span text:style-name="T57"> 2 lines should be like this. (License can be “MIT” or whatever.)</text:span></text:p>
        </text:list-item>
      </text:list>
      <text:list xml:id="list1159921473" text:style-name="L10">
        <text:list-item>
          <text:list>
            <text:list-header>
              <text:p text:style-name="P120">// SPDX-License-Identifier: Unlicense<text:line-break/>pragma solidity ^0.8.0;</text:p>
            </text:list-header>
          </text:list>
        </text:list-item>
      </text:list>
      <text:list xml:id="list2569114959" text:style-name="L11">
        <text:list-item>
          <text:p text:style-name="P129"><text:span text:style-name="T57">For</text:span> test (.js<text:span text:style-name="T57">)</text:span> files, <text:span text:style-name="T57">1</text:span><text:span text:style-name="T38">st</text:span><text:span text:style-name="T57"> 2 lines should be like this.</text:span></text:p>
        </text:list-item>
      </text:list>
      <text:list xml:id="list3339811311" text:style-name="L12">
        <text:list-item>
          <text:list>
            <text:list-header>
              <text:p text:style-name="P121">const { expect } = require('chai');<text:line-break/>const { ethers } = require('hardhat');</text:p>
            </text:list-header>
          </text:list>
        </text:list-item>
      </text:list>
      <text:h text:style-name="Heading_20_1" text:outline-level="1"><text:bookmark-start text:name="__RefHeading___Toc631_3400117475"/><text:span text:style-name="T27">Manually </text:span>Create a React App Inside a Hardhat Project<text:bookmark-end text:name="__RefHeading___Toc631_3400117475"/></text:h>
      <text:p text:style-name="P20">(<text:span text:style-name="T13">NOTE:</text:span> <text:s text:c="3"/><text:tab/><text:span text:style-name="T2">&gt; npx create-react-app appName</text:span> <text:s text:c="4"/>creates a <text:span text:style-name="T92">brand </text:span>new React app, but...<text:line-break/><text:tab/><text:tab/>If you <text:span text:style-name="T21">already</text:span> started coding your Hardhat contracts, use this manual method)</text:p>
      <text:p text:style-name="P20">From main project directory:</text:p>
      <text:p text:style-name="P3">&gt; mkdir src<text:line-break/>&gt; touch src/index.js<text:line-break/>&gt; touch src/index.css<text:line-break/>&gt; touch src/reportWebVitals.js<text:line-break/>&gt; mkdir src/components<text:line-break/>&gt; touch src/components/App.js<text:line-break/>&gt; <text:span text:style-name="T25">mkdir public<text:line-break/>&gt; touch public/index.html<text:line-break/>&gt; touch public/manifest.json<text:line-break/>&gt; touch public/robots.txt</text:span></text:p>
      <text:p text:style-name="P21">Copy the contents of reportWebVitals.js, <text:span text:style-name="T24">index.js, index.css, </text:span><text:span text:style-name="T25">index.html, manifest.json, robots.txt</text:span><text:span text:style-name="T24"> </text:span><text:s/>into file<text:span text:style-name="T24">s.</text:span></text:p>
      <text:p text:style-name="P22"><text:span text:style-name="T25">Code </text:span>the <text:span text:style-name="T26">template </text:span>App.js front end:</text:p>
      <text:p text:style-name="P18">function App() {</text:p>
      <text:p text:style-name="P18"><text:tab/>return(</text:p>
      <text:p text:style-name="P18"><text:tab/><text:tab/>&lt;div&gt;Hello, world!&lt;/div&gt;</text:p>
      <text:p text:style-name="P18"><text:tab/>)</text:p>
      <text:p text:style-name="P18">}</text:p>
      <text:p text:style-name="P18"/>
      <text:p text:style-name="P18">export default App;</text:p>
      <text:p text:style-name="P23"/>
      <text:p text:style-name="P23">Then from terminal:</text:p>
      <text:p text:style-name="P17">&gt; npm run start</text:p>
      <text:h text:style-name="P80" text:outline-level="1"><text:bookmark-start text:name="__RefHeading___Toc1595_2990346126"/><text:soft-page-break/>Solidity Example<text:bookmark-end text:name="__RefHeading___Toc1595_2990346126"/></text:h>
      <text:p text:style-name="P49">// SPDX-License-Identifier: Unlicense</text:p>
      <text:p text:style-name="P49">pragma solidity 0.8.7;</text:p>
      <text:p text:style-name="P49"/>
      <text:p text:style-name="P49">contract MyContract {</text:p>
      <text:p text:style-name="P49"><text:s text:c="4"/>string value;</text:p>
      <text:p text:style-name="P49"/>
      <text:p text:style-name="P49"><text:s text:c="4"/>constructor() {</text:p>
      <text:p text:style-name="P49"><text:s text:c="8"/>value = "Hello, world!";</text:p>
      <text:p text:style-name="P49"><text:s text:c="4"/>}</text:p>
      <text:p text:style-name="P49"/>
      <text:p text:style-name="P49"><text:s text:c="4"/>function get() public view returns(string memory) {</text:p>
      <text:p text:style-name="P49"><text:s text:c="8"/>return value;</text:p>
      <text:p text:style-name="P49"><text:s text:c="4"/>}</text:p>
      <text:p text:style-name="P49"/>
      <text:p text:style-name="P49"><text:s text:c="4"/>function set(string memory _value) public {</text:p>
      <text:p text:style-name="P49"><text:s text:c="8"/>value = _value;</text:p>
      <text:p text:style-name="P49"><text:s text:c="4"/>}</text:p>
      <text:p text:style-name="P49">}</text:p>
      <text:p text:style-name="P50"/>
      <text:p text:style-name="P44">NOTES: <text:s/><text:tab/><text:span text:style-name="T13">view</text:span> – read-only function<text:tab/><text:line-break/><text:tab/><text:tab/><text:span text:style-name="T13">public</text:span> – <text:span text:style-name="T62">function is visible (accessible) </text:span>from outside <text:span text:style-name="T62">the </text:span>contract<text:line-break/><text:tab/><text:tab/><text:span text:style-name="T13">_value</text:span> – <text:span text:style-name="T62">use underscore as </text:span>naming convention for local scope vars</text:p>
      <text:p text:style-name="P44"/>
      <text:h text:style-name="Heading_20_1" text:outline-level="1"><text:bookmark-start text:name="__RefHeading___Toc1597_2990346126"/>Writing Tests with Hardhat<text:bookmark-end text:name="__RefHeading___Toc1597_2990346126"/></text:h>
      <text:p text:style-name="P55">T<text:span text:style-name="T73">he below testing tools are included with the </text:span><text:span text:style-name="T18">hardhat-toolbox</text:span><text:span text:style-name="T73"> installation, when a Hardhat project is created.</text:span> <text:s/>(See hardhat.org/tutorial/testing-contracts.html for more info.)</text:p>
      <text:list xml:id="list3018047146" text:style-name="L13">
        <text:list-item>
          <text:p text:style-name="P130"><text:span text:style-name="T13">Mocha</text:span> test runner</text:p>
        </text:list-item>
        <text:list-item>
          <text:p text:style-name="P131">Chai Assertion Library (see chaijs.com) – defines <text:span text:style-name="T13">expect</text:span><text:span text:style-name="T40">/</text:span><text:span text:style-name="T13">assert </text:span><text:span text:style-name="T40">constructs</text:span></text:p>
        </text:list-item>
      </text:list>
      <text:p text:style-name="P40">Tests written in javascript, to simulate client-side interactions with smart contracts.</text:p>
      <text:list xml:id="list3426945146" text:style-name="L14">
        <text:list-item>
          <text:p text:style-name="P132"><text:span text:style-name="T40">Write tests in </text:span><text:span text:style-name="T13">test</text:span><text:span text:style-name="T40"> folder, with same name as the contract in </text:span><text:span text:style-name="T13">contracts</text:span><text:span text:style-name="T40"> folder (ie. Token.sol and Token.js). <text:s/></text:span><text:span text:style-name="T43">All hardhat test files should begin with the same 2 lines:</text:span></text:p>
        </text:list-item>
      </text:list>
      <text:p text:style-name="P160"><text:span text:style-name="T43"><text:tab/></text:span><text:span text:style-name="T95"><text:tab/>const { expect } = require('chai')<text:line-break/><text:tab/><text:tab/>const { ethers } = require('hardhat')</text:span></text:p>
      <text:list xml:id="list134304576335691" text:continue-numbering="true" text:style-name="L14">
        <text:list-item>
          <text:p text:style-name="P133">Run tests from the console <text:span text:style-name="T73">(this will also compile all your smart contracts)</text:span>: <text:s/></text:p>
          <text:p text:style-name="P98">&gt; <text:span text:style-name="T72">npx hardhat test</text:span></text:p>
        </text:list-item>
      </text:list>
      <text:p text:style-name="P43"/>
      <text:p text:style-name="P162"/>
      <text:p text:style-name="P104"><text:bookmark-start text:name="__RefHeading___Toc1599_2990346126"/><text:span text:style-name="T19">NOTE:</text:span><text:span text:style-name="T96"> See the example test code in the Appendix.</text:span><text:bookmark-end text:name="__RefHeading___Toc1599_2990346126"/></text:p>
      <text:h text:style-name="P83" text:outline-level="1"><text:bookmark-start text:name="__RefHeading___Toc1601_2990346126"/><text:span text:style-name="T64">Launch a </text:span><text:span text:style-name="T62">Local </text:span><text:span text:style-name="T64">Blockchain &amp; </text:span>Deploy Contract<text:span text:style-name="T64">s</text:span><text:bookmark-end text:name="__RefHeading___Toc1601_2990346126"/></text:h>
      <text:list xml:id="list1704512588" text:style-name="L15">
        <text:list-item>
          <text:p text:style-name="P135">Write your Solidity contract<text:span text:style-name="T64">s</text:span> in the <text:span text:style-name="T13">contracts</text:span> <text:span text:style-name="T65">folder</text:span> (ie. Token.sol)</text:p>
        </text:list-item>
        <text:list-item>
          <text:p text:style-name="P135">Edit the <text:span text:style-name="T13">hardhat.config.js</text:span> file</text:p>
          <text:list>
            <text:list-header>
              <text:p text:style-name="P135">in <text:span text:style-name="T13">module.exports</text:span><text:span text:style-name="T40"> set solidity version to “0.8.9”</text:span></text:p>
              <text:p text:style-name="P134">set networks to have localhost: {}</text:p>
            </text:list-header>
          </text:list>
        </text:list-item>
        <text:list-item>
          <text:p text:style-name="P135">Compile the smart contract<text:span text:style-name="T64">s</text:span> <text:span text:style-name="T65">(</text:span><text:span text:style-name="T64">they</text:span><text:span text:style-name="T65"> should compile automatically when deployed)</text:span></text:p>
          <text:p text:style-name="P99">&gt; <text:span text:style-name="T65">npx hardhat compile<text:tab/><text:tab/>// creates files in “artifacts” folder<text:line-break/></text:span></text:p>
        </text:list-item>
        <text:list-item>
          <text:p text:style-name="P136">Create a <text:span text:style-name="T13">migration script</text:span><text:span text:style-name="T40"> in the </text:span><text:span text:style-name="T13">scripts</text:span><text:span text:style-name="T40"> folder (named </text:span><text:span text:style-name="T13">1_deploy.js</text:span><text:span text:style-name="T40">, to indicate order)</text:span></text:p>
          <text:list>
            <text:list-header>
              <text:p text:style-name="P136"><text:span text:style-name="T40">Needs an </text:span><text:span text:style-name="T13">async function main()</text:span><text:span text:style-name="T40">, then you call the </text:span><text:span text:style-name="T13">main()</text:span><text:span text:style-name="T40"> function with the exit/catch</text:span></text:p>
              <text:p text:style-name="P136"><text:span text:style-name="T40">The </text:span><text:span text:style-name="T13">ethers.getContractFactory</text:span><text:span text:style-name="T40"> function fetches </text:span><text:span text:style-name="T41">a</text:span><text:span text:style-name="T40"> contract for deployment</text:span></text:p>
              <text:p text:style-name="P136"><text:span text:style-name="T40">Then call </text:span><text:span text:style-name="T13">await Contract.deploy()</text:span><text:span text:style-name="T40">, get the deployed contract and log anything desired</text:span></text:p>
            </text:list-header>
          </text:list>
        </text:list-item>
        <text:list-item>
          <text:p text:style-name="P135">Use Hardhat to start a blockchain node (from terminal): </text:p>
          <text:p text:style-name="P99">&gt; npx hardhat node<text:tab/><text:tab/>// <text:span text:style-name="T66">launches blockchain node on localhost<text:line-break/></text:span></text:p>
        </text:list-item>
        <text:list-item>
          <text:p text:style-name="P135"><text:s/><text:span text:style-name="T63">From a 2</text:span><text:span text:style-name="T39">nd</text:span><text:span text:style-name="T63"> terminal, </text:span><text:span text:style-name="T64">run the script to </text:span><text:span text:style-name="T63">deploy the contract</text:span><text:span text:style-name="T64">s</text:span><text:span text:style-name="T63"> to the blockchain</text:span></text:p>
          <text:p text:style-name="P100"><text:span text:style-name="T67">&gt; </text:span><text:span text:style-name="T63">npx hardhat run --network localhost ./scripts/1_deploy.js</text:span></text:p>
        </text:list-item>
      </text:list>
      <text:p text:style-name="P19"/>
      <text:h text:style-name="P84" text:outline-level="1"><text:bookmark-start text:name="__RefHeading___Toc1603_2990346126"/>Use Hardhat Console to Interact with Blockchain<text:bookmark-end text:name="__RefHeading___Toc1603_2990346126"/></text:h>
      <text:list xml:id="list2290958525" text:style-name="L16">
        <text:list-item>
          <text:p text:style-name="P137">Enter the console from a terminal</text:p>
          <text:p text:style-name="P101">&gt; npx hardhat console --network localhost</text:p>
          <text:p text:style-name="P101"/>
        </text:list-item>
        <text:list-item>
          <text:p text:style-name="P137">Fetch the contract to test into a variable:</text:p>
          <text:p text:style-name="P101">&gt; const token = await ethers.getContractAt("<text:span text:style-name="T70">ContractName</text:span>", "<text:span text:style-name="T70">ContractAddress</text:span>")</text:p>
          <text:p text:style-name="P101">&gt; <text:span text:style-name="T70">token.address<text:tab/><text:tab/>// prints out the contract address</text:span></text:p>
          <text:p text:style-name="P101"/>
        </text:list-item>
        <text:list-item>
          <text:p text:style-name="P138">Other things to do in the console:</text:p>
          <text:p text:style-name="P101">&gt; <text:span text:style-name="T71">const accounts = await ethers.getSigners()</text:span></text:p>
          <text:p text:style-name="P101">&gt; <text:span text:style-name="T71">accounts[0].address</text:span></text:p>
          <text:p text:style-name="P101">&gt; <text:span text:style-name="T71">const balance = await ethers.provider.getBalance(accounts[0].address)</text:span></text:p>
          <text:p text:style-name="P101">&gt; <text:span text:style-name="T71">balance.toString()</text:span></text:p>
          <text:p text:style-name="P101">&gt; <text:span text:style-name="T71">ethers.utils.formatEther(balance.toString())</text:span></text:p>
          <text:p text:style-name="P101">&gt; .<text:span text:style-name="T69">exit</text:span></text:p>
        </text:list-item>
      </text:list>
      <text:p text:style-name="P49"/>
      <text:p text:style-name="P49"/>
      <text:p text:style-name="Text_20_body"/>
      <text:h text:style-name="P85" text:outline-level="1"><text:bookmark-start text:name="__RefHeading___Toc1605_2990346126"/>Launch the React Site <text:span text:style-name="T74">for Development</text:span><text:bookmark-end text:name="__RefHeading___Toc1605_2990346126"/></text:h>
      <text:p text:style-name="P56">If you are developing a React App as a front-end, launch it locally as follows.</text:p>
      <text:list xml:id="list1015150715" text:style-name="L17">
        <text:list-item>
          <text:p text:style-name="P139">Run the blockchain node:<text:tab/><text:span text:style-name="T2">npx hardhat node</text:span></text:p>
        </text:list-item>
        <text:list-item>
          <text:p text:style-name="P139">Deploy smart contracts:<text:tab/><text:span text:style-name="T6">npx hardhat run –network localhost scripts/1_deploy.js</text:span></text:p>
        </text:list-item>
        <text:list-item>
          <text:p text:style-name="P139"><text:span text:style-name="T75">S</text:span>tart <text:span text:style-name="T75">a local </text:span>web server:<text:tab/><text:span text:style-name="T2">npm run start</text:span></text:p>
        </text:list-item>
      </text:list>
      <text:list xml:id="list333892691" text:style-name="L18">
        <text:list-item>
          <text:list>
            <text:list-item>
              <text:p text:style-name="P140">right-click select <text:span text:style-name="T13">inspect</text:span> and click <text:span text:style-name="T13">Console</text:span> tab to see console.log output</text:p>
            </text:list-item>
          </text:list>
        </text:list-item>
      </text:list>
      <text:list xml:id="list134304861907156" text:continue-list="list1015150715" text:style-name="L17">
        <text:list-item>
          <text:p text:style-name="P142">Make sure MetaMask is connected to your blockchain node (see next section)</text:p>
        </text:list-item>
      </text:list>
      <text:p text:style-name="P56"/>
      <text:h text:style-name="P86" text:outline-level="1"><text:bookmark-start text:name="__RefHeading___Toc641_3400117475"/>Connect<text:span text:style-name="T48">ing</text:span> Browser to Blockchain <text:span text:style-name="T75">Via MetaMask</text:span><text:bookmark-end text:name="__RefHeading___Toc641_3400117475"/></text:h>
      <text:p text:style-name="P57">First make sure blockchain is running, and you have deployed your contracts to it.</text:p>
      <text:p text:style-name="P57">Next add Hardhat network to <text:span text:style-name="T28">M</text:span>etamask:</text:p>
      <text:p text:style-name="P58">RPC URL is in the first line after running <text:s text:c="2"/><text:span text:style-name="T2">&gt; npx hardhat node</text:span><text:line-break/>Chain ID is <text:s/>“31337”<text:line-break/>ETH<text:line-break/>Block explorer leave blank</text:p>
      <text:p text:style-name="P59">Next add Accounts #0, #1, #2 to Metamask, using the private keys <text:s/>listed from launching the node<text:line-break/>(You can edit account name to Hardhat #0, Hardhat #1, Hardhat #2)</text:p>
      <text:p text:style-name="P60">NOTE: every time start the node, select each Account → Settings → Advanced → Reset Account</text:p>
      <text:p text:style-name="P45">Next, convert website into a blockchain website:</text:p>
      <text:p text:style-name="P46">At top of App.js file add the line: <text:s text:c="2"/><text:span text:style-name="T2">import { ethers } from ‘ethers’</text:span></text:p>
      <text:p text:style-name="P24">Inside the function App:</text:p>
      <text:p text:style-name="P11"><text:tab/>const loadBlockchainData = async () =&gt; {</text:p>
      <text:p text:style-name="P11"><text:tab/><text:tab/>const provider = new ethers.providers.Web3Provider(window.ethereum)</text:p>
      <text:p text:style-name="P11"><text:tab/><text:tab/>console.log(provider)</text:p>
      <text:p text:style-name="P11"><text:tab/>}</text:p>
      <text:p text:style-name="P11"/>
      <text:p text:style-name="P11"><text:tab/>useEffect(() =&gt; {</text:p>
      <text:p text:style-name="P11"><text:tab/><text:tab/>loadBlockchainData()</text:p>
      <text:p text:style-name="P11"><text:tab/>})</text:p>
      <text:h text:style-name="P87" text:outline-level="1"><text:bookmark-start text:name="__RefHeading___Toc1607_2990346126"/><text:span text:style-name="T48">Developing a</text:span> <text:span text:style-name="T30">Professional </text:span><text:span text:style-name="T48">Level App/Front-end</text:span><text:bookmark-end text:name="__RefHeading___Toc1607_2990346126"/></text:h>
      <text:p text:style-name="P36">A professional web frontend will consist of several pages and maintain the blockchain state across those pages. <text:s/><text:span text:style-name="T15">React-</text:span><text:span text:style-name="T13">Bootstrap</text:span> provides basic UI items, <text:span text:style-name="T15">React-</text:span><text:span text:style-name="T13">Router</text:span> provides a mechanism for the frontend to have multiple pages, and <text:span text:style-name="T15">React-</text:span><text:span text:style-name="T13">Redux</text:span> provides <text:span text:style-name="T47">more complex </text:span>state management <text:span text:style-name="T47">of the blockchain</text:span>.</text:p>
      <text:h text:style-name="Heading_20_2" text:outline-level="2"><text:bookmark-start text:name="__RefHeading___Toc635_3400117475"/><text:span text:style-name="T47">I</text:span>nstall the packages<text:bookmark-end text:name="__RefHeading___Toc635_3400117475"/></text:h>
      <text:p text:style-name="P41">If these were not already included in your packages.json file...</text:p>
      <text:p text:style-name="P14">&gt; <text:span text:style-name="T30">npm install bootstrap react-bootstrap</text:span></text:p>
      <text:p text:style-name="P14">&gt; <text:span text:style-name="T30">npm install react-router-dom react-router-bootstrap</text:span></text:p>
      <text:p text:style-name="P14">&gt; <text:span text:style-name="T30">npm install react-redux</text:span></text:p>
      <text:p text:style-name="P15">&gt; npm install <text:span text:style-name="T31">@reduxjs/toolkit</text:span></text:p>
      <text:p text:style-name="P15">&gt; npm install redux-thunk</text:p>
      <text:h text:style-name="Heading_20_2" text:outline-level="2"><text:bookmark-start text:name="__RefHeading___Toc637_3400117475"/>Connect Redux to manage state<text:bookmark-end text:name="__RefHeading___Toc637_3400117475"/></text:h>
      <text:p text:style-name="P35"><text:a xlink:type="simple" xlink:href="https://react-bootstrap.github.io/" text:style-name="Internet_20_link" text:visited-style-name="Visited_20_Internet_20_Link"><text:span text:style-name="T33">T</text:span></text:a><text:span text:style-name="T33">his section describes how to connect Redux for state management. <text:s/></text:span><text:span text:style-name="T34">We’ll </text:span><text:span text:style-name="T33">store the wallet provider, network chainId, and connected account </text:span><text:span text:style-name="T34">into the state.</text:span></text:p>
      <text:h text:style-name="Heading_20_3" text:outline-level="3"><text:bookmark-start text:name="__RefHeading___Toc639_3400117475"/>Create the initial <text:span text:style-name="T36">Rudux </text:span><text:span text:style-name="T32">application structure</text:span><text:bookmark-end text:name="__RefHeading___Toc639_3400117475"/></text:h>
      <text:list xml:id="list2783800658" text:style-name="L19">
        <text:list-item>
          <text:p text:style-name="P143"><text:span text:style-name="T13">src/store/store.js</text:span> – <text:span text:style-name="T35">small file which configures the Redux store with the reducers<text:line-break/>reducers – write data into the store </text:span><text:span text:style-name="T36">(</text:span><text:span text:style-name="T14">provider</text:span><text:span text:style-name="T36"> is the 1</text:span><text:span text:style-name="T37">st</text:span><text:span text:style-name="T36"> reducer definition)</text:span></text:p>
        </text:list-item>
      </text:list>
      <text:p text:style-name="P5">import { configureStore } from '@reduxjs/toolkit'</text:p>
      <text:p text:style-name="P5">import provider from './reducers/provider'</text:p>
      <text:p text:style-name="P6"/>
      <text:p text:style-name="P6">export const store = configureStore({</text:p>
      <text:p text:style-name="P6"><text:s text:c="2"/>reducer: {</text:p>
      <text:p text:style-name="P6"><text:s text:c="4"/>provider</text:p>
      <text:p text:style-name="P6"><text:s text:c="2"/>},</text:p>
      <text:p text:style-name="P6"><text:s text:c="2"/>middleware: getDefaultMiddleware =&gt; </text:p>
      <text:p text:style-name="P6"><text:s text:c="4"/>getDefaultMiddleware({</text:p>
      <text:p text:style-name="P6"><text:s text:c="6"/>serializableCheck: false</text:p>
      <text:p text:style-name="P6"><text:s text:c="4"/>})</text:p>
      <text:p text:style-name="P6">})</text:p>
      <text:p text:style-name="P16"/>
      <text:list xml:id="list396000096" text:style-name="L20">
        <text:list-item>
          <text:p text:style-name="P144"><text:span text:style-name="T13">src/store/reducers/</text:span> - folder to contain all the reducer and initial state definitions</text:p>
          <text:list>
            <text:list-item>
              <text:p text:style-name="P144">Will contain multiple definitions … provider.js is likely common to most apps.</text:p>
            </text:list-item>
          </text:list>
        </text:list-item>
        <text:list-item>
          <text:p text:style-name="P144"><text:span text:style-name="T13">src/store/reducers/provider.js</text:span> – defines the initial state of provider data, and associated reducer functions</text:p>
          <text:list>
            <text:list-item>
              <text:p text:style-name="P144">Uses the <text:span text:style-name="T13">createSlice</text:span><text:span text:style-name="T40"> thing from reduxjs/toolkit <text:s/></text:span><text:span text:style-name="T42">(</text:span><text:span text:style-name="T40">See code on next page</text:span><text:span text:style-name="T42">)</text:span></text:p>
            </text:list-item>
          </text:list>
        </text:list-item>
      </text:list>
      <text:p text:style-name="P7"><text:soft-page-break/>import { createSlice } from '@reduxjs/toolkit'</text:p>
      <text:p text:style-name="P7"/>
      <text:p text:style-name="P7">export const provider = createSlice({</text:p>
      <text:p text:style-name="P7"><text:s text:c="2"/>name: 'provider',</text:p>
      <text:p text:style-name="P7"><text:s text:c="2"/>initialState: {</text:p>
      <text:p text:style-name="P7"><text:s text:c="4"/>connection: null,</text:p>
      <text:p text:style-name="P7"><text:s text:c="4"/>chainId: null,</text:p>
      <text:p text:style-name="P7"><text:s text:c="4"/>account: null</text:p>
      <text:p text:style-name="P7"><text:s text:c="2"/>},</text:p>
      <text:p text:style-name="P7"><text:s text:c="2"/>reducers: {</text:p>
      <text:p text:style-name="P7"><text:s text:c="4"/>setProvider: (state, action) =&gt; {</text:p>
      <text:p text:style-name="P7"><text:s text:c="6"/>state.connection = action.payload</text:p>
      <text:p text:style-name="P7"><text:s text:c="4"/>},</text:p>
      <text:p text:style-name="P7"><text:s text:c="4"/>setNetwork: (state, action) =&gt; {</text:p>
      <text:p text:style-name="P7"><text:s text:c="6"/>state.chainId = action.payload</text:p>
      <text:p text:style-name="P7"><text:s text:c="4"/>},</text:p>
      <text:p text:style-name="P7"><text:s text:c="4"/>setAccount: (state, action) =&gt; {</text:p>
      <text:p text:style-name="P7"><text:s text:c="6"/>state.account = action.payload</text:p>
      <text:p text:style-name="P7"><text:s text:c="4"/>}</text:p>
      <text:p text:style-name="P7"><text:s text:c="2"/>}</text:p>
      <text:p text:style-name="P7">})</text:p>
      <text:p text:style-name="P7"/>
      <text:p text:style-name="P7">export const {</text:p>
      <text:p text:style-name="P7"><text:s text:c="2"/>setProvider,</text:p>
      <text:p text:style-name="P7"><text:s text:c="2"/>setNetwork,</text:p>
      <text:p text:style-name="P7"><text:s text:c="2"/>setAccount</text:p>
      <text:p text:style-name="P7">} = provider.actions</text:p>
      <text:p text:style-name="P7"/>
      <text:p text:style-name="P7">export default provider.reducer;</text:p>
      <text:p text:style-name="P33"/>
      <text:list xml:id="list929387647" text:style-name="L21">
        <text:list-item>
          <text:p text:style-name="P145"><text:span text:style-name="T13">src/store/interactions.js</text:span> – collects all the functions which interact with the Redux store. <text:s/></text:p>
          <text:list>
            <text:list-item>
              <text:p text:style-name="P145">These functions will dispatch the actions defined and handled in the reducers.</text:p>
            </text:list-item>
            <text:list-item>
              <text:p text:style-name="P145">These functions are called by frontend components as a clean way for the frontend to interact with the blockchain.</text:p>
            </text:list-item>
          </text:list>
        </text:list-item>
      </text:list>
      <text:p text:style-name="P8">import { ethers } from 'ethers'</text:p>
      <text:p text:style-name="P8"/>
      <text:p text:style-name="P8">import {</text:p>
      <text:p text:style-name="P8"><text:s text:c="2"/>setProvider,</text:p>
      <text:p text:style-name="P8"><text:s text:c="2"/>setNetwork,</text:p>
      <text:p text:style-name="P8"><text:s text:c="2"/>setAccount</text:p>
      <text:p text:style-name="P8"><text:s/>} from './reducers/provider'</text:p>
      <text:p text:style-name="P8"/>
      <text:p text:style-name="P8">export const loadProvider = (dispatch) =&gt; {</text:p>
      <text:p text:style-name="P8"><text:s text:c="2"/>const provider = new ethers.providers.Web3Provider(window.ethereum)</text:p>
      <text:p text:style-name="P8"><text:s text:c="2"/>dispatch(setProvider(provider))</text:p>
      <text:p text:style-name="P8"/>
      <text:p text:style-name="P8"><text:s text:c="2"/>return provider</text:p>
      <text:p text:style-name="P8">}</text:p>
      <text:p text:style-name="P8"/>
      <text:p text:style-name="P8">export const loadNetwork = async (provider, dispatch) =&gt; {</text:p>
      <text:p text:style-name="P8"><text:s text:c="2"/>const { chainId } = await provider.getNetwork()</text:p>
      <text:p text:style-name="P8"><text:s text:c="2"/>dispatch(setNetwork(chainId))</text:p>
      <text:p text:style-name="P8"/>
      <text:p text:style-name="P8"><text:s text:c="2"/>return chainId</text:p>
      <text:p text:style-name="P8">}</text:p>
      <text:p text:style-name="P8"/>
      <text:p text:style-name="P8">export const loadAccount = async (dispatch) =&gt; {</text:p>
      <text:p text:style-name="P8"><text:s text:c="2"/>const accounts = await window.ethereum.request({ method: 'eth_requestAccounts' })</text:p>
      <text:p text:style-name="P8"><text:s text:c="2"/>const account = ethers.utils.getAddress(accounts[0])</text:p>
      <text:p text:style-name="P8"><text:soft-page-break/><text:s text:c="2"/>dispatch(setAccount(account))</text:p>
      <text:p text:style-name="P8"/>
      <text:p text:style-name="P8"><text:s text:c="2"/>return account</text:p>
      <text:p text:style-name="P8">}</text:p>
      <text:p text:style-name="P33"/>
      <text:list xml:id="list4269874472" text:style-name="L22">
        <text:list-item>
          <text:p text:style-name="P146"><text:span text:style-name="T13">src/components/App.js</text:span> – the main page component of the frontend</text:p>
          <text:list>
            <text:list-item>
              <text:p text:style-name="P147">import the interactions; call them to connect the App the blockchain via the Redux store:</text:p>
            </text:list-item>
          </text:list>
        </text:list-item>
      </text:list>
      <text:p text:style-name="P12">import { useDispatch } from 'react-redux'</text:p>
      <text:p text:style-name="P12">import { ethers } from 'ethers'</text:p>
      <text:p text:style-name="P12"/>
      <text:p text:style-name="P12">import {</text:p>
      <text:p text:style-name="P12"><text:s text:c="2"/>loadProvider,</text:p>
      <text:p text:style-name="P12"><text:s text:c="2"/>loadNetwork,</text:p>
      <text:p text:style-name="P12"><text:s text:c="2"/>loadAccount</text:p>
      <text:p text:style-name="P12">} from '../store/interactions'</text:p>
      <text:p text:style-name="P12"/>
      <text:p text:style-name="P12">function App() {</text:p>
      <text:p text:style-name="P12"/>
      <text:p text:style-name="P12"><text:s text:c="2"/>const dispatch = useDispatch()</text:p>
      <text:p text:style-name="P12"/>
      <text:p text:style-name="P12"><text:s text:c="2"/>const loadBlockchainData = async () =&gt; {</text:p>
      <text:p text:style-name="P12"><text:s text:c="4"/>// initiate provider</text:p>
      <text:p text:style-name="P12"><text:s text:c="4"/>const provider = await loadProvider(dispatch)</text:p>
      <text:p text:style-name="P12"/>
      <text:p text:style-name="P12"><text:s text:c="4"/>// fetch chainId</text:p>
      <text:p text:style-name="P12"><text:s text:c="4"/>const chainId = await loadNetwork(provider, dispatch)</text:p>
      <text:p text:style-name="P12"/>
      <text:p text:style-name="P12"><text:s text:c="4"/>// reload page when network changes</text:p>
      <text:p text:style-name="P12"><text:s text:c="4"/>window.ethereum.on('chainChanged', () =&gt; {</text:p>
      <text:p text:style-name="P12"><text:s text:c="6"/>window.location.reload()</text:p>
      <text:p text:style-name="P12"><text:s text:c="4"/>})</text:p>
      <text:p text:style-name="P12"/>
      <text:p text:style-name="P12"><text:s text:c="4"/>// fetch current account from Metamask when changed</text:p>
      <text:p text:style-name="P12"><text:s text:c="4"/>window.ethereum.on('accountsChanged', async () =&gt; {</text:p>
      <text:p text:style-name="P12"><text:s text:c="6"/>await loadAccount(dispatch)</text:p>
      <text:p text:style-name="P12"><text:s text:c="4"/>})</text:p>
      <text:p text:style-name="P12"><text:s text:c="2"/>}</text:p>
      <text:p text:style-name="P12"/>
      <text:p text:style-name="P12"><text:s text:c="2"/>useEffect(() =&gt; {</text:p>
      <text:p text:style-name="P12"><text:s text:c="4"/>loadBlockchainData()</text:p>
      <text:p text:style-name="P12"><text:s text:c="2"/>}, []);</text:p>
      <text:p text:style-name="P12"/>
      <text:p text:style-name="P12"><text:s text:c="2"/>return ( … page rendering code here … </text:p>
      <text:p text:style-name="P12"/>
      <text:list xml:id="list2390834323" text:style-name="L23">
        <text:list-item>
          <text:p text:style-name="P148"><text:span text:style-name="T13">src/index.js</text:span> – this is the actual front page of the app .. it needs to render App.js.</text:p>
          <text:list>
            <text:list-item>
              <text:p text:style-name="P148">Render App.js within the <text:span text:style-name="T13">React-Redux Provider</text:span> <text:line-break/>(<text:span text:style-name="T13">NOTE:</text:span> this is not the blockchain ‘provider’ – they are 2 different things.)</text:p>
            </text:list-item>
          </text:list>
        </text:list-item>
      </text:list>
      <text:p text:style-name="P4"/>
      <text:p text:style-name="P4">import React from 'react'</text:p>
      <text:p text:style-name="P4">import ReactDOM from 'react-dom/client'</text:p>
      <text:p text:style-name="P4">import './index.css'</text:p>
      <text:p text:style-name="P4">import 'bootstrap/dist/css/bootstrap.css'</text:p>
      <text:p text:style-name="P4">import App from './components/App'</text:p>
      <text:p text:style-name="P4">import reportWebVitals from './reportWebVitals'</text:p>
      <text:p text:style-name="P4"/>
      <text:p text:style-name="P4">import { Provider } from 'react-redux'</text:p>
      <text:p text:style-name="P4">import { store } from './store/store'</text:p>
      <text:p text:style-name="P4"/>
      <text:p text:style-name="P4">const root = ReactDOM.createRoot(document.getElementById('root'));</text:p>
      <text:p text:style-name="P4"><text:soft-page-break/>root.render(</text:p>
      <text:p text:style-name="P4"><text:s text:c="2"/>&lt;React.StrictMode&gt;</text:p>
      <text:p text:style-name="P4"><text:s text:c="4"/>&lt;Provider store={store}&gt;</text:p>
      <text:p text:style-name="P4"><text:s text:c="6"/>&lt;App /&gt;</text:p>
      <text:p text:style-name="P4"><text:s text:c="4"/>&lt;/Provider&gt;</text:p>
      <text:p text:style-name="P4"><text:s text:c="2"/>&lt;/React.StrictMode&gt;</text:p>
      <text:p text:style-name="P4">);</text:p>
      <text:p text:style-name="P4"/>
      <text:p text:style-name="P4">reportWebVitals();</text:p>
      <text:p text:style-name="P27"/>
      <text:p text:style-name="P34">When the above is <text:span text:style-name="T46">all </text:span>working <text:span text:style-name="T46">correctly, </text:span>the Redux DevTools icon <text:span text:style-name="T46">(browser addon) </text:span>will light up, and you will <text:span text:style-name="T46">be able to </text:span>see the provider in there. <text:s/><text:span text:style-name="T46">Under the provider, you will see ‘connection’, ‘chainId’ and ‘account’ all defined. <text:s/></text:span><text:span text:style-name="T93">(Note: get the Redux DevTools addon for Chrome, to easily view the contents in the Redux state.)</text:span></text:p>
      <text:h text:style-name="P92" text:outline-level="2"><text:bookmark-start text:name="__RefHeading___Toc651_3400117475"/>Using React-Router for Multi-Page Front End<text:bookmark-end text:name="__RefHeading___Toc651_3400117475"/></text:h>
      <text:p text:style-name="P39">The &lt;HashRouter&gt; tag allows addressing different components to appear on the page as a “hash URL” rather than an actual URL.</text:p>
      <text:p text:style-name="P39">The URL for the front page would look like “localhost:3000”, and a hash url would look like “localhost:3000/#/view-diplomas” when displaying the ViewDiplomas component.</text:p>
      <text:p text:style-name="P13">import { HashRouter, Routes, Route } from 'react-router-dom'</text:p>
      <text:p text:style-name="P13">import { Container } from 'react-bootstrap'</text:p>
      <text:p text:style-name="P13">…</text:p>
      <text:p text:style-name="P13">…</text:p>
      <text:p text:style-name="P13">function App() {</text:p>
      <text:p text:style-name="P13"><text:s text:c="2"/>…</text:p>
      <text:p text:style-name="P13"><text:s text:c="2"/>… </text:p>
      <text:p text:style-name="P13"><text:s text:c="2"/>return (</text:p>
      <text:p text:style-name="P13"><text:s text:c="4"/>&lt;Container&gt;</text:p>
      <text:p text:style-name="P13"><text:s text:c="6"/>&lt;HashRouter&gt;</text:p>
      <text:p text:style-name="P13"/>
      <text:p text:style-name="P13"><text:s text:c="8"/>&lt;Navigation /&gt;</text:p>
      <text:p text:style-name="P13"/>
      <text:p text:style-name="P13"><text:s text:c="8"/>&lt;hr /&gt;</text:p>
      <text:p text:style-name="P13"/>
      <text:p text:style-name="P13"><text:s text:c="8"/>&lt;Tabs /&gt;</text:p>
      <text:p text:style-name="P13"/>
      <text:p text:style-name="P13"><text:s text:c="8"/>&lt;Routes&gt;</text:p>
      <text:p text:style-name="P13"><text:s text:c="10"/>&lt;Route exact path="/" element={&lt;ViewTranscripts /&gt;} /&gt;</text:p>
      <text:p text:style-name="P13"><text:s text:c="10"/>&lt;Route path="/view-diplomas" element={&lt;ViewDiplomas /&gt;} /&gt;</text:p>
      <text:p text:style-name="P13"><text:s text:c="10"/>&lt;Route path="/issue-transcripts" element={&lt;IssueTranscripts /&gt;} /&gt;</text:p>
      <text:p text:style-name="P13"><text:s text:c="10"/>&lt;Route path="/issue-diplomas" element={&lt;IssueDiplomas /&gt;} /&gt;</text:p>
      <text:p text:style-name="P13"><text:s text:c="8"/>&lt;/Routes&gt;</text:p>
      <text:p text:style-name="P13"/>
      <text:p text:style-name="P13"><text:s text:c="6"/>&lt;/HashRouter&gt;</text:p>
      <text:p text:style-name="P13"><text:s text:c="4"/>&lt;/Container&gt;</text:p>
      <text:p text:style-name="P13"><text:s text:c="2"/>)</text:p>
      <text:p text:style-name="P13">}</text:p>
      <text:p text:style-name="P13"/>
      <text:p text:style-name="P71"/>
      <text:h text:style-name="P88" text:outline-level="1"><text:bookmark-start text:name="__RefHeading___Toc643_3400117475"/><text:span text:style-name="T83">Deploy</text:span><text:span text:style-name="T85">ing</text:span><text:span text:style-name="T83"> to </text:span><text:span text:style-name="T86">a T</text:span><text:span text:style-name="T83">est </text:span><text:span text:style-name="T86">Network</text:span><text:bookmark-end text:name="__RefHeading___Toc643_3400117475"/></text:h>
      <text:h text:style-name="Heading_20_2" text:outline-level="2"><text:bookmark-start text:name="__RefHeading___Toc1609_2990346126"/><text:span text:style-name="T77">Configure for Deployment</text:span> <text:span text:style-name="T76">on </text:span><text:span text:style-name="T78">Polygon’s Mumbai</text:span><text:span text:style-name="T76"> Test Net </text:span><text:span text:style-name="T79">(TODO – finish this section)</text:span><text:bookmark-end text:name="__RefHeading___Toc1609_2990346126"/></text:h>
      <text:list xml:id="list543291758" text:style-name="L24">
        <text:list-item>
          <text:p text:style-name="P149">Need an account on alchemy.com, create an App <text:span text:style-name="T79">there</text:span></text:p>
        </text:list-item>
        <text:list-item>
          <text:p text:style-name="P149">Chain = Polygon, <text:s/>Network = Polygon Mumbai</text:p>
        </text:list-item>
        <text:list-item>
          <text:p text:style-name="P149">in MetaMask, add Network Name = Polygon Mumbai, chain ID 80001, Symbol MATIC, copy http URL from “view key” on alchemy into Metamask URL</text:p>
        </text:list-item>
        <text:list-item>
          <text:p text:style-name="P149">mumbaifaucet.com: <text:s/>Fund <text:span text:style-name="T79">MetaMask</text:span> accounts with MATIC on Polygon Mumbai network</text:p>
        </text:list-item>
        <text:list-item>
          <text:p text:style-name="P149">.env file: <text:s/>add ALCHEMY_API_KEY <text:s/><text:span text:style-name="T79">(TODO: <text:s/>need an example, and explain .env usage with .gitignore)</text:span></text:p>
        </text:list-item>
        <text:list-item>
          <text:p text:style-name="P149">hardhatconfig.js: <text:s/>add the mumbai info (<text:span text:style-name="T79">TODO: need an example of this config!</text:span>)</text:p>
        </text:list-item>
        <text:list-item>
          <text:p text:style-name="P150">DO NOT RUN THE DEPLOY SCRIPT YET! <text:s/>Proceed to next section...</text:p>
        </text:list-item>
      </text:list>
      <text:p text:style-name="P38"/>
      <text:h text:style-name="P93" text:outline-level="2"><text:bookmark-start text:name="__RefHeading___Toc1611_2990346126"/><text:span text:style-name="T83">Flatten </text:span>Your Contract Source Code<text:bookmark-end text:name="__RefHeading___Toc1611_2990346126"/></text:h>
      <text:p text:style-name="P64">NOTE: FLATTEN BEFORE DEPLOYING TO the Blockchain!!! <text:s/><text:span text:style-name="T83">R</text:span>emix may require a fix!</text:p>
      <text:p text:style-name="P62">First, make sure your <text:span text:style-name="T84">Solidity </text:span>contracts are not including libraries that are not needed for production use. <text:s/></text:p>
      <text:p text:style-name="P63">(An example of this would be to remove the import of <text:s/>"hardhat/console.sol" in your contracts, if you used console output during development/testing, but do not need it for production.)</text:p>
      <text:p text:style-name="P51">Use remix.ethereum.org to “flatten” the contract.</text:p>
      <text:list xml:id="list466642104" text:style-name="L25">
        <text:list-item>
          <text:p text:style-name="P151">Open a new file under “Contracts”. <text:s/>Name it the same as your .sol file.</text:p>
        </text:list-item>
        <text:list-item>
          <text:p text:style-name="P151">Copy-Paste your .sol file into this new file on Remix.</text:p>
        </text:list-item>
        <text:list-item>
          <text:p text:style-name="P152">Right-click on the file name in Remix, and select “Flatten”.</text:p>
          <text:list>
            <text:list-item>
              <text:p text:style-name="P152">This will create a new version of the file with “flattened” in the name.</text:p>
            </text:list-item>
            <text:list-item>
              <text:p text:style-name="P103">You will use this new version <text:span text:style-name="T86">to verify your contract source code after deployment.</text:span></text:p>
            </text:list-item>
          </text:list>
        </text:list-item>
      </text:list>
      <text:p text:style-name="P52"/>
      <text:h text:style-name="P89" text:outline-level="1"/>
      <text:h text:style-name="P94" text:outline-level="2"><text:bookmark-start text:name="__RefHeading___Toc1613_2990346126"/>Deploy Contracts<text:bookmark-end text:name="__RefHeading___Toc1613_2990346126"/></text:h>
      <text:p text:style-name="P48">After you complete the previous 2 sections, you are ready to actually deploy your contracts.</text:p>
      <text:list xml:id="list2247923398" text:style-name="L26">
        <text:list-item>
          <text:p text:style-name="P141"><text:span text:style-name="T76">Deploy contracts to </text:span><text:span text:style-name="T77">Mumbai</text:span>:<text:tab/><text:line-break/><text:span text:style-name="T80">npx hardhat run </text:span><text:span text:style-name="T81">--network </text:span><text:span text:style-name="T82">mumbai</text:span><text:span text:style-name="T80"> scripts/1_deploy.js</text:span></text:p>
        </text:list-item>
        <text:list-item>
          <text:p text:style-name="P153"><text:span text:style-name="T88">V</text:span>alidate txn <text:span text:style-name="T87">and address</text:span> on mumbai.polygonscan.com</text:p>
        </text:list-item>
        <text:list-item>
          <text:p text:style-name="P153">Add contract addresses (from step <text:span text:style-name="T87">2</text:span>) to <text:span text:style-name="T87">your src/</text:span>config.json for network “80001” <text:span text:style-name="T87">if needed for your React application logic.</text:span> <text:s/><text:span text:style-name="T79">(TODO: need example of this </text:span><text:span text:style-name="T88">somewhere</text:span><text:span text:style-name="T79">)</text:span></text:p>
        </text:list-item>
      </text:list>
      <text:h text:style-name="Heading_20_2" text:outline-level="2"><text:bookmark-start text:name="__RefHeading___Toc1615_2990346126"/>Verify Contract Source Code (<text:span text:style-name="T88">on </text:span>testnet or mainnet)<text:bookmark-end text:name="__RefHeading___Toc1615_2990346126"/></text:h>
      <text:p text:style-name="P61">TODO: <text:s/><text:span text:style-name="T85">Need to finish this section better.</text:span></text:p>
      <text:list xml:id="list134303937777116" text:continue-list="list466642104" text:style-name="L25">
        <text:list-item>
          <text:p text:style-name="P152">Click in the flattened file code <text:span text:style-name="T85">in Remix</text:span>, and press Ctrl-A to select all, then copy-paste this file into the code field on <text:span text:style-name="T56">Etherscan/</text:span>Polygonscan when verifying your contract there.</text:p>
        </text:list-item>
        <text:list-item>
          <text:p text:style-name="P152">Make sure you select the right Solidity version <text:span text:style-name="T84">that was used to compile the contract</text:span>, <text:span text:style-name="T84">select </text:span>“single file”, and <text:span text:style-name="T56">the </text:span><text:span text:style-name="T84">desired </text:span><text:span text:style-name="T56">license</text:span>.</text:p>
          <text:p text:style-name="P152"/>
        </text:list-item>
      </text:list>
      <text:h text:style-name="P90" text:outline-level="1"><text:bookmark-start text:name="__RefHeading___Toc1617_2990346126"/><text:span text:style-name="T88">(TODO) </text:span>Website Deployment Using Fleek<text:bookmark-end text:name="__RefHeading___Toc1617_2990346126"/></text:h>
      <text:p text:style-name="P47">Even with your contracts deployed to a testnet or mainnet, you can run your React front-end locally to access them. <text:s/>However, if you wish to allow others to access your dApp, then you can use Fleek to deploy your front-end App to the internet for free.</text:p>
      <text:p text:style-name="P47">TODO: <text:s/>Need to write this section.</text:p>
      <text:h text:style-name="Heading_20_1" text:outline-level="1"><text:bookmark-start text:name="__RefHeading___Toc645_3400117475"/>Us<text:span text:style-name="T88">ing</text:span> IPFS <text:span text:style-name="T29">for NFT images &amp; metadata</text:span><text:bookmark-end text:name="__RefHeading___Toc645_3400117475"/></text:h>
      <text:p text:style-name="P67">TODO: <text:s/>This section could be more detailed...</text:p>
      <text:list xml:id="list2150090047" text:style-name="L27">
        <text:list-item>
          <text:p text:style-name="P154">Create account on pinata.cloud</text:p>
        </text:list-item>
        <text:list-item>
          <text:p text:style-name="P154">upload your images <text:span text:style-name="T29">folder</text:span></text:p>
        </text:list-item>
        <text:list-item>
          <text:p text:style-name="P154">copy the location hash for your folder</text:p>
        </text:list-item>
        <text:list-item>
          <text:p text:style-name="P154">paste that hash onto ipfs.io site, to see them on IPFS</text:p>
        </text:list-item>
        <text:list-item>
          <text:p text:style-name="P154"><text:span text:style-name="T29">Edit the </text:span>metadata for an image <text:span text:style-name="T29">to</text:span> use the IPFS folder hash, with .../1.jpg for image etc.</text:p>
        </text:list-item>
        <text:list-item>
          <text:p text:style-name="P155">then upload the metadata folder to IPFS after updated with the image locations</text:p>
        </text:list-item>
      </text:list>
      <text:p text:style-name="P25"/>
      <text:h text:style-name="Heading_20_1" text:outline-level="1"><text:bookmark-start text:name="__RefHeading___Toc647_3400117475"/><text:soft-page-break/>Us<text:span text:style-name="T47">ing</text:span> Timestamps<text:bookmark-end text:name="__RefHeading___Toc647_3400117475"/></text:h>
      <text:p text:style-name="P67">When working with date/time stamps, I found some useful tools.</text:p>
      <text:list xml:id="list2785422240" text:style-name="L28">
        <text:list-item>
          <text:p text:style-name="P156"><text:span text:style-name="T88">The site e</text:span>pochconverter.com will show the Unix <text:span text:style-name="T13">epoch time</text:span> for any date/time. <text:s/><text:span text:style-name="T88">You need to use the epoch time for date/time variables in javascript.</text:span></text:p>
          <text:list>
            <text:list-item>
              <text:p text:style-name="P157">Using this site, you can see the exact epoch time for any date in the future. So if you want something to happen (like an NFT mint) at an exact day/time in the future, you can program it by getting the epoch time value from this site.</text:p>
            </text:list-item>
          </text:list>
        </text:list-item>
        <text:list-item>
          <text:p text:style-name="P156">Date.now() grabs the current time in milliseconds. <text:s/><text:span text:style-name="T88">(Divide by 1000 to get seconds.)</text:span></text:p>
        </text:list-item>
        <text:list-item>
          <text:p text:style-name="P156"><text:span text:style-name="T88">Y</text:span>ou can add/<text:span text:style-name="T89">subtract</text:span> seconds <text:span text:style-name="T89">from</text:span> current time to get a future/<text:span text:style-name="T89">past</text:span> time etc.</text:p>
          <text:list>
            <text:list-item>
              <text:p text:style-name="P158">ie. <text:s/>there are 3600 seconds per hour, so adding 3600 seconds to current time, would represent <text:span text:style-name="T89">the time at </text:span>1 hour in the future. <text:s/>Subtracting <text:span text:style-name="T89">3600 </text:span>seconds would represent <text:span text:style-name="T89">the</text:span> time <text:span text:style-name="T89">at 1 hour in</text:span> the past.</text:p>
            </text:list-item>
            <text:list-item>
              <text:p text:style-name="P157">86,400 seconds equals 1 day; <text:s/><text:span text:style-name="T88">604,800 seconds equals 1 week</text:span></text:p>
            </text:list-item>
          </text:list>
        </text:list-item>
        <text:list-item>
          <text:p text:style-name="P159">Use <text:span text:style-name="T89">the</text:span> <text:span text:style-name="T13">day.js</text:span> library to format dates for display more easily.</text:p>
        </text:list-item>
      </text:list>
      <text:p text:style-name="P26"/>
      <text:p text:style-name="P26"/>
      <text:h text:style-name="P91" text:outline-level="1" text:is-list-header="true"><text:bookmark-start text:name="__RefHeading___Toc653_3400117475"/>Appendi<text:span text:style-name="T56">x</text:span><text:bookmark-end text:name="__RefHeading___Toc653_3400117475"/></text:h>
      <text:h text:style-name="Heading_20_2" text:outline-level="2"><text:bookmark-start text:name="__RefHeading___Toc649_3400117475"/><text:span text:style-name="T47">Example package.json</text:span> for <text:span text:style-name="T47">Professional Project</text:span><text:bookmark-end text:name="__RefHeading___Toc649_3400117475"/></text:h>
      <text:p text:style-name="Text_20_body"/>
      <text:p text:style-name="P9">{</text:p>
      <text:p text:style-name="P9"><text:s text:c="2"/>"name": "<text:span text:style-name="T55">project-name</text:span>",</text:p>
      <text:p text:style-name="P9"><text:s text:c="2"/>"version": "0.1.0",</text:p>
      <text:p text:style-name="P9"><text:s text:c="2"/>"description": "P<text:span text:style-name="T55">roject using React.js and Hardhat. Includes Bootstrap, Redux, Router.</text:span>",</text:p>
      <text:p text:style-name="P9"><text:s text:c="2"/>"author": "<text:span text:style-name="T55">Your name/email/github/etc</text:span>",</text:p>
      <text:p text:style-name="P9"><text:s text:c="2"/>"license": "MIT",</text:p>
      <text:p text:style-name="P9"><text:s text:c="2"/>"private": true,</text:p>
      <text:p text:style-name="P9"><text:s text:c="2"/>"dependencies": {</text:p>
      <text:p text:style-name="P9"><text:s text:c="4"/>"@openzeppelin/contracts": "^4.8.3",</text:p>
      <text:p text:style-name="P9"><text:s text:c="4"/>"@reduxjs/toolkit": "^1.9.5",</text:p>
      <text:p text:style-name="P9"><text:s text:c="4"/>"@testing-library/jest-dom": "^5.16.5",</text:p>
      <text:p text:style-name="P9"><text:s text:c="4"/>"@testing-library/react": "^13.4.0",</text:p>
      <text:p text:style-name="P9"><text:s text:c="4"/>"@testing-library/user-event": "^13.5.0",</text:p>
      <text:p text:style-name="P9"><text:s text:c="4"/>"bootstrap": "^5.2.3",</text:p>
      <text:p text:style-name="P9"><text:s text:c="4"/>"react": "^18.2.0",</text:p>
      <text:p text:style-name="P9"><text:s text:c="4"/>"react-bootstrap": "^2.7.4",</text:p>
      <text:p text:style-name="P9"><text:s text:c="4"/>"react-dom": "^18.2.0",</text:p>
      <text:p text:style-name="P9"><text:s text:c="4"/>"react-redux": "^8.0.5",</text:p>
      <text:p text:style-name="P9"><text:s text:c="4"/>"react-router-bootstrap": "^0.26.2",</text:p>
      <text:p text:style-name="P9"><text:s text:c="4"/>"react-router-dom": "^6.11.1",</text:p>
      <text:p text:style-name="P9"><text:s text:c="4"/>"react-scripts": "5.0.1",</text:p>
      <text:p text:style-name="P9"><text:s text:c="4"/>"redux-thunk": "^2.4.2",</text:p>
      <text:p text:style-name="P9"><text:s text:c="4"/>"web-vitals": "^2.1.4"</text:p>
      <text:p text:style-name="P9"><text:s text:c="2"/>},</text:p>
      <text:p text:style-name="P9"><text:s text:c="2"/>"scripts": {</text:p>
      <text:p text:style-name="P9"><text:s text:c="4"/>"start": "react-scripts start",</text:p>
      <text:p text:style-name="P9"><text:s text:c="4"/>"build": "react-scripts build",</text:p>
      <text:p text:style-name="P9"><text:s text:c="4"/>"test": "react-scripts test",</text:p>
      <text:p text:style-name="P9"><text:s text:c="4"/>"eject": "react-scripts eject"</text:p>
      <text:p text:style-name="P9"><text:s text:c="2"/>},</text:p>
      <text:p text:style-name="P9"><text:s text:c="2"/>"eslintConfig": {</text:p>
      <text:p text:style-name="P9"><text:s text:c="4"/>"extends": [</text:p>
      <text:p text:style-name="P9"><text:s text:c="6"/>"react-app",</text:p>
      <text:p text:style-name="P9"><text:s text:c="6"/>"react-app/jest"</text:p>
      <text:p text:style-name="P9"><text:s text:c="4"/>]</text:p>
      <text:p text:style-name="P9"><text:s text:c="2"/>},</text:p>
      <text:p text:style-name="P9"><text:s text:c="2"/>"browserslist": {</text:p>
      <text:p text:style-name="P9"><text:s text:c="4"/>"production": [</text:p>
      <text:p text:style-name="P9"><text:s text:c="6"/>"&gt;0.2%",</text:p>
      <text:p text:style-name="P9"><text:s text:c="6"/>"not dead",</text:p>
      <text:p text:style-name="P9"><text:s text:c="6"/>"not op_mini all"</text:p>
      <text:p text:style-name="P9"><text:s text:c="4"/>],</text:p>
      <text:p text:style-name="P9"><text:s text:c="4"/>"development": [</text:p>
      <text:p text:style-name="P9"><text:s text:c="6"/>"last 1 chrome version",</text:p>
      <text:p text:style-name="P9"><text:s text:c="6"/>"last 1 firefox version",</text:p>
      <text:p text:style-name="P9"><text:s text:c="6"/>"last 1 safari version"</text:p>
      <text:p text:style-name="P9"><text:s text:c="4"/>]</text:p>
      <text:p text:style-name="P9"><text:s text:c="2"/>},</text:p>
      <text:p text:style-name="P9"><text:s text:c="2"/>"devDependencies": {</text:p>
      <text:p text:style-name="P9"><text:s text:c="4"/>"@nomicfoundation/hardhat-toolbox": "^2.0.2",</text:p>
      <text:p text:style-name="P9"><text:s text:c="4"/>"hardhat": "^2.14.0"</text:p>
      <text:p text:style-name="P9"><text:s text:c="2"/>}</text:p>
      <text:p text:style-name="P9">}</text:p>
      <text:p text:style-name="P10"/>
      <text:h text:style-name="P97" text:outline-level="2"><text:bookmark-start text:name="__RefHeading___Toc1737_2772537473"/><text:soft-page-break/>Example Test Code<text:bookmark-end text:name="__RefHeading___Toc1737_2772537473"/></text:h>
      <text:p text:style-name="P161">This code was written as part of the automated tests for a Solidity ERC20 token. It is a sample <text:span text:style-name="T97">only</text:span>, and does not represent a complete set of tests.</text:p>
      <text:p text:style-name="P165"/>
      <text:p text:style-name="P163">const { expect } = require('chai');</text:p>
      <text:p text:style-name="P163">const { ethers } = require('hardhat');</text:p>
      <text:p text:style-name="P163"/>
      <text:p text:style-name="P163">const tokens = (n) =&gt; {</text:p>
      <text:p text:style-name="P163"><text:s text:c="4"/>return ethers.parseUnits(n.toString(), 'ether')</text:p>
      <text:p text:style-name="P163">}</text:p>
      <text:p text:style-name="P163"/>
      <text:p text:style-name="P163">describe('Token', ()=&gt; {</text:p>
      <text:p text:style-name="P163"><text:s text:c="4"/>let token, accounts, deployer, receiver</text:p>
      <text:p text:style-name="P163"/>
      <text:p text:style-name="P163"><text:s text:c="4"/>beforeEach(async () =&gt; {</text:p>
      <text:p text:style-name="P163"><text:s text:c="8"/>// fetch Token from blockchain</text:p>
      <text:p text:style-name="P163"><text:s text:c="8"/>const Token = await ethers.getContractFactory('Token')</text:p>
      <text:p text:style-name="P163"><text:s text:c="8"/>token = await Token.deploy('ScottW3 Token', 'SW3T', '100000000')</text:p>
      <text:p text:style-name="P163"/>
      <text:p text:style-name="P163"><text:s text:c="8"/>// fetch accounts</text:p>
      <text:p text:style-name="P163"><text:s text:c="8"/>accounts = await ethers.getSigners()</text:p>
      <text:p text:style-name="P163"><text:s text:c="8"/>deployer = accounts[0]</text:p>
      <text:p text:style-name="P163"><text:s text:c="8"/>receiver = accounts[1]</text:p>
      <text:p text:style-name="P163"><text:s text:c="4"/>})</text:p>
      <text:p text:style-name="P163"/>
      <text:p text:style-name="P163"><text:s text:c="4"/>describe('Deployment', () =&gt; {</text:p>
      <text:p text:style-name="P163"><text:s text:c="8"/>const name = 'ScottW3 Token'</text:p>
      <text:p text:style-name="P163"><text:s text:c="8"/>const symbol = 'SW3T'</text:p>
      <text:p text:style-name="P163"><text:s text:c="4"/></text:p>
      <text:p text:style-name="P163"><text:s text:c="8"/>it('has correct name', async ()=&gt; {</text:p>
      <text:p text:style-name="P163"><text:s text:c="12"/>expect(await token.name()).to.equal(name)</text:p>
      <text:p text:style-name="P163"><text:s text:c="8"/>})</text:p>
      <text:p text:style-name="P163"/>
      <text:p text:style-name="P163"><text:s text:c="8"/>it('has correct symbol', async ()=&gt; {</text:p>
      <text:p text:style-name="P163"><text:s text:c="12"/>expect(await token.symbol()).to.equal(symbol)</text:p>
      <text:p text:style-name="P163"><text:s text:c="8"/>})</text:p>
      <text:p text:style-name="P163"><text:s text:c="4"/>})</text:p>
      <text:p text:style-name="P163"/>
      <text:p text:style-name="P163"><text:s text:c="4"/>describe('Sending Tokens', () =&gt; {</text:p>
      <text:p text:style-name="P163"><text:s text:c="8"/>let amount, transaction, filter, events</text:p>
      <text:p text:style-name="P163"/>
      <text:p text:style-name="P163"><text:s text:c="8"/>describe('Success', () =&gt; {</text:p>
      <text:p text:style-name="P163"/>
      <text:p text:style-name="P163"><text:s text:c="12"/>beforeEach(async () =&gt; {</text:p>
      <text:p text:style-name="P163"><text:s text:c="16"/>amount = tokens(100)</text:p>
      <text:p text:style-name="P163"><text:s text:c="16"/>transaction = await token.connect(deployer).transfer(receiver.address, amount)</text:p>
      <text:p text:style-name="P163"><text:s text:c="16"/>await transaction.wait()</text:p>
      <text:p text:style-name="P163"><text:s text:c="12"/>})</text:p>
      <text:p text:style-name="P163"/>
      <text:p text:style-name="P163"><text:s text:c="12"/>it('transfers token balances', async () =&gt; {</text:p>
      <text:p text:style-name="P163"><text:s text:c="16"/>// ensure that tokens were transfered (balance changed)</text:p>
      <text:p text:style-name="P163"><text:s text:c="16"/>expect(await token.balanceOf(deployer.address)).to.equal(tokens(99999900))</text:p>
      <text:p text:style-name="P163"><text:s text:c="16"/>expect(await token.balanceOf(receiver.address)).to.equal(amount)</text:p>
      <text:p text:style-name="P163"><text:s text:c="12"/>})</text:p>
      <text:p text:style-name="P163"><text:soft-page-break/></text:p>
      <text:p text:style-name="P163"><text:s text:c="12"/>it('emits Transfer event', async () =&gt; {</text:p>
      <text:p text:style-name="P163"><text:s text:c="16"/>filter = token.filters.Transfer</text:p>
      <text:p text:style-name="P163"><text:s text:c="16"/>events = await token.queryFilter(filter, -1)</text:p>
      <text:p text:style-name="P163"><text:s text:c="16"/>const event = events[0]</text:p>
      <text:p text:style-name="P163"/>
      <text:p text:style-name="P163"><text:s text:c="16"/>expect(event.fragment.name).to.equal('Transfer')</text:p>
      <text:p text:style-name="P163"/>
      <text:p text:style-name="P163"><text:s text:c="16"/>const args = event.args</text:p>
      <text:p text:style-name="P163"><text:s text:c="16"/>expect(args.from).to.equal(deployer.address)</text:p>
      <text:p text:style-name="P163"><text:s text:c="16"/>expect(args.to).to.equal(receiver.address)</text:p>
      <text:p text:style-name="P163"><text:s text:c="16"/>expect(args.value).to.equal(amount)</text:p>
      <text:p text:style-name="P163"><text:s text:c="12"/>})</text:p>
      <text:p text:style-name="P163"><text:s text:c="8"/>})</text:p>
      <text:p text:style-name="P163"/>
      <text:p text:style-name="P163"><text:s text:c="8"/>describe('Failure', () =&gt; {</text:p>
      <text:p text:style-name="P163"><text:s text:c="12"/>it('rejects insufficient balances', async () =&gt; {</text:p>
      <text:p text:style-name="P163"><text:s text:c="16"/>const invalidAmount = tokens(1000000000) <text:s text:c="7"/>// 1 billion</text:p>
      <text:p text:style-name="P163"><text:s text:c="16"/>await expect(token.connect(deployer).transfer(receiver.address, invalidAmount)).to.be.reverted</text:p>
      <text:p text:style-name="P163"><text:s text:c="12"/>})</text:p>
      <text:p text:style-name="P163"><text:s text:c="8"/>})</text:p>
      <text:p text:style-name="P163"><text:s text:c="4"/>})</text:p>
      <text:p text:style-name="P164">})</text:p>
      <text:p text:style-name="P163"/>
      <text:p text:style-name="P163"/>
      <text:p text:style-name="P163"/>
      <text:p text:style-name="P163"/>
      <text:h text:style-name="P96" text:outline-level="2"/>
      <text:h text:style-name="P95" text:outline-level="2"><text:bookmark-start text:name="__RefHeading___Toc1619_2990346126"/>TODO: <text:s/>Add more example code/files here<text:bookmark-end text:name="__RefHeading___Toc1619_299034612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9:04:02.916764222</meta:creation-date>
    <dc:date>2023-07-27T13:43:03.269003744</dc:date>
    <meta:editing-duration>PT16H28M2S</meta:editing-duration>
    <meta:editing-cycles>64</meta:editing-cycles>
    <meta:generator>LibreOffice/7.3.7.2$Linux_X86_64 LibreOffice_project/30$Build-2</meta:generator>
    <meta:print-date>2023-05-13T14:46:36.047420771</meta:print-date>
    <meta:document-statistic meta:table-count="0" meta:image-count="0" meta:object-count="0" meta:page-count="19" meta:paragraph-count="491" meta:word-count="3215" meta:character-count="22795" meta:non-whitespace-character-count="18918"/>
  </office:meta>
</office:document-meta>
</file>